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0.74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1.5583in"/>
    </style:style>
    <style:style style:name="co8" style:family="table-column">
      <style:table-column-properties fo:break-before="auto" style:column-width="1.3437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1.0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dbb6"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 style:data-style-name="N142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ound_by_Round" table:style-name="ta1">
        <table:table-column table:style-name="co1" table:number-columns-repeated="2" table:default-cell-style-name="ce4"/>
        <table:table-column table:style-name="co2" table:default-cell-style-name="ce8"/>
        <table:table-row table:style-name="ro1">
          <table:table-cell table:style-name="ce2" office:value-type="string" calcext:value-type="string">
            <text:p>Higher Seed</text:p>
          </table:table-cell>
          <table:table-cell table:style-name="ce2" office:value-type="string" calcext:value-type="string">
            <text:p>Lower Seed</text:p>
          </table:table-cell>
          <table:table-cell table:style-name="ce2" office:value-type="string" calcext:value-type="string">
            <text:p>Handicap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Round Wild</text:p>
          </table:table-cell>
          <table:covered-table-cell/>
          <table:covered-table-cell table:style-name="ce4"/>
        </table:table-row>
        <table:table-row table:style-name="ro1">
          <table:table-cell office:value-type="string" calcext:value-type="string">
            <text:p>Mortis</text:p>
          </table:table-cell>
          <table:table-cell office:value-type="string" calcext:value-type="string">
            <text:p>Flying Mouse -AOE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Pl0tterGhost</text:p>
          </table:table-cell>
          <table:table-cell table:style-name="ce5" office:value-type="string" calcext:value-type="string">
            <text:p>Biscuits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ackInBlack0</text:p>
          </table:table-cell>
          <table:table-cell office:value-type="string" calcext:value-type="string">
            <text:p>redneal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Round 1</text:p>
          </table:table-cell>
          <table:covered-table-cell/>
          <table:covered-table-cell table:style-name="ce4"/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string" calcext:value-type="string">
            <text:p>Snapy_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.shixo.</text:p>
          </table:table-cell>
          <table:table-cell table:style-name="ce5" office:value-type="string" calcext:value-type="string">
            <text:p>__oladushek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chanchilar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e1sTea</text:p>
          </table:table-cell>
          <table:table-cell table:style-name="ce5" office:value-type="string" calcext:value-type="string">
            <text:p>harooooo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string" calcext:value-type="string">
            <text:p>gurastobbybuf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abalero</text:p>
          </table:table-cell>
          <table:table-cell table:style-name="ce5" office:value-type="string" calcext:value-type="string">
            <text:p>Felix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ytheandy</text:p>
          </table:table-cell>
          <table:table-cell office:value-type="string" calcext:value-type="string">
            <text:p>hydur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DjSapsan</text:p>
          </table:table-cell>
          <table:table-cell table:style-name="ce5" office:value-type="string" calcext:value-type="string">
            <text:p>Leo13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Flying Mouse -AOE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Pl0tterGhost</text:p>
          </table:table-cell>
          <table:table-cell table:style-name="ce5" office:value-type="string" calcext:value-type="string">
            <text:p>ALIKOG 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0BackInBlack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PE1585</text:p>
          </table:table-cell>
          <table:table-cell table:style-name="ce5" office:value-type="string" calcext:value-type="string">
            <text:p>Jasuni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Round 2</text:p>
          </table:table-cell>
          <table:covered-table-cell/>
          <table:covered-table-cell table:style-name="ce4"/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string" calcext:value-type="string">
            <text:p>wisenat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.shixo.</text:p>
          </table:table-cell>
          <table:table-cell table:style-name="ce5" office:value-type="string" calcext:value-type="string">
            <text:p>e1sTea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py_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__oladushek</text:p>
          </table:table-cell>
          <table:table-cell table:style-name="ce5" office:value-type="string" calcext:value-type="string">
            <text:p>Sabalero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string" calcext:value-type="string">
            <text:p>Happytheand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harooooo</text:p>
          </table:table-cell>
          <table:table-cell table:style-name="ce5" office:value-type="string" calcext:value-type="string">
            <text:p>DjSapsan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rastobbybufas</text:p>
          </table:table-cell>
          <table:table-cell office:value-type="string" calcext:value-type="string">
            <text:p>hydur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elix</text:p>
          </table:table-cell>
          <table:table-cell table:style-name="ce5" office:value-type="string" calcext:value-type="string">
            <text:p>The Otter One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13</text:p>
          </table:table-cell>
          <table:table-cell office:value-type="string" calcext:value-type="string">
            <text:p>Pl0tterGh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Mortis</text:p>
          </table:table-cell>
          <table:table-cell table:style-name="ce5" office:value-type="string" calcext:value-type="string">
            <text:p>Alexander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ing Mouse -AOE-</text:p>
          </table:table-cell>
          <table:table-cell office:value-type="string" calcext:value-type="string">
            <text:p>NOPE15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ALIKOG </text:p>
          </table:table-cell>
          <table:table-cell table:style-name="ce5" office:value-type="string" calcext:value-type="string">
            <text:p>redneal314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string" calcext:value-type="string">
            <text:p>Jasun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Round 3</text:p>
          </table:table-cell>
          <table:covered-table-cell/>
          <table:covered-table-cell table:style-name="ce4"/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string" calcext:value-type="string">
            <text:p>e1sT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.shixo.</text:p>
          </table:table-cell>
          <table:table-cell table:style-name="ce5" office:value-type="string" calcext:value-type="string">
            <text:p>Snapy_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__oladush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chanchilaru</text:p>
          </table:table-cell>
          <table:table-cell table:style-name="ce5" office:value-type="string" calcext:value-type="string">
            <text:p>Sabalero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string" calcext:value-type="string">
            <text:p>Happytheand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leonovoo</text:p>
          </table:table-cell>
          <table:table-cell table:style-name="ce5" office:value-type="string" calcext:value-type="string">
            <text:p>DjSapsan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rastobbybufas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elix</text:p>
          </table:table-cell>
          <table:table-cell table:style-name="ce5" office:value-type="string" calcext:value-type="string">
            <text:p>Mortis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ur.</text:p>
          </table:table-cell>
          <table:table-cell office:value-type="string" calcext:value-type="string">
            <text:p>Pl0tterGh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Leo13</text:p>
          </table:table-cell>
          <table:table-cell table:style-name="ce5" office:value-type="string" calcext:value-type="string">
            <text:p>Alexander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KOG </text:p>
          </table:table-cell>
          <table:table-cell office:value-type="string" calcext:value-type="string">
            <text:p>NOPE15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Biscuits</text:p>
          </table:table-cell>
          <table:table-cell table:style-name="ce5" office:value-type="string" calcext:value-type="string">
            <text:p>redneal314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ackInBlack0</text:p>
          </table:table-cell>
          <table:table-cell office:value-type="string" calcext:value-type="string">
            <text:p>Jasun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Round 4</text:p>
          </table:table-cell>
          <table:covered-table-cell/>
          <table:covered-table-cell table:style-name="ce4"/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string" calcext:value-type="string">
            <text:p>.shixo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wisenatic</text:p>
          </table:table-cell>
          <table:table-cell table:style-name="ce5" office:value-type="string" calcext:value-type="string">
            <text:p>Snapy_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string" calcext:value-type="string">
            <text:p>chanchilar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__oladushek</text:p>
          </table:table-cell>
          <table:table-cell table:style-name="ce5" office:value-type="string" calcext:value-type="string">
            <text:p>leonovoo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string" calcext:value-type="string">
            <text:p>Sabale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Happytheandy</text:p>
          </table:table-cell>
          <table:table-cell table:style-name="ce5" office:value-type="string" calcext:value-type="string">
            <text:p>Felix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Sapsan</text:p>
          </table:table-cell>
          <table:table-cell office:value-type="string" calcext:value-type="string">
            <text:p>hydur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gurastobbybufas</text:p>
          </table:table-cell>
          <table:table-cell table:style-name="ce5" office:value-type="string" calcext:value-type="string">
            <text:p>Leo13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Alexan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Mortis</text:p>
          </table:table-cell>
          <table:table-cell table:style-name="ce5" office:value-type="string" calcext:value-type="string">
            <text:p>ALIKOG 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ing Mouse -AOE-</text:p>
          </table:table-cell>
          <table:table-cell office:value-type="string" calcext:value-type="string">
            <text:p>0BackInBlack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Biscuits</text:p>
          </table:table-cell>
          <table:table-cell table:style-name="ce5" office:value-type="string" calcext:value-type="string">
            <text:p>NOPE1585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neal314</text:p>
          </table:table-cell>
          <table:table-cell office:value-type="string" calcext:value-type="string">
            <text:p>Jasuni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eeding_Summary" table:style-name="ta1">
        <table:table-column table:style-name="co4" table:default-cell-style-name="ce12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5"/>
        <table:table-column table:style-name="co10" table:default-cell-style-name="ce15"/>
        <table:table-row table:style-name="ro2">
          <table:table-cell table:style-name="ce11" office:value-type="string" calcext:value-type="string" table:number-columns-spanned="1" table:number-rows-spanned="2">
            <text:p>Name</text:p>
          </table:table-cell>
          <table:table-cell table:style-name="ce11" office:value-type="string" calcext:value-type="string" table:number-columns-spanned="2" table:number-rows-spanned="1">
            <text:p>Game Rate</text:p>
          </table:table-cell>
          <table:covered-table-cell table:style-name="ce11"/>
          <table:table-cell table:style-name="ce1" office:value-type="string" calcext:value-type="string">
            <text:p>Behavior Factor</text:p>
          </table:table-cell>
          <table:table-cell table:style-name="ce1" office:value-type="string" calcext:value-type="string">
            <text:p>Tournament Elo</text:p>
          </table:table-cell>
          <table:table-cell table:style-name="ce1" office:value-type="string" calcext:value-type="string">
            <text:p>Ranked Elo</text:p>
          </table:table-cell>
          <table:table-cell table:style-name="ce1" office:value-type="string" calcext:value-type="string">
            <text:p>Final Elo</text:p>
          </table:table-cell>
        </table:table-row>
        <table:table-row table:style-name="ro2">
          <table:covered-table-cell table:style-name="ce11"/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Ranked</text:p>
          </table:table-cell>
          <table:table-cell table:style-name="ce1" office:value-type="string" calcext:value-type="string">
            <text:p>exp(Rate Quotient)</text:p>
          </table:table-cell>
          <table:table-cell table:style-name="ce1" office:value-type="string" calcext:value-type="string">
            <text:p>Historical</text:p>
          </table:table-cell>
          <table:table-cell table:style-name="ce1" office:value-type="string" calcext:value-type="string">
            <text:p>Point 3/4</text:p>
          </table:table-cell>
          <table:table-cell table:style-name="ce1" office:value-type="string" calcext:value-type="string">
            <text:p>Complement</text:p>
          </table:table-cell>
        </table:table-row>
        <table:table-row table:style-name="ro2">
          <table:table-cell office:value-type="string" calcext:value-type="string">
            <text:p>weandincheste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06.91532600881" calcext:value-type="float">
            <text:p>2206.9</text:p>
          </table:table-cell>
        </table:table-row>
        <table:table-row table:style-name="ro2">
          <table:table-cell office:value-type="string" calcext:value-type="string">
            <text:p>.shixo.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53.82024355025" calcext:value-type="float">
            <text:p>2053.8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47.37706039803" calcext:value-type="float">
            <text:p>2047.4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71.45398967566" calcext:value-type="float">
            <text:p>1971.5</text:p>
          </table:table-cell>
        </table:table-row>
        <table:table-row table:style-name="ro2">
          <table:table-cell office:value-type="string" calcext:value-type="string">
            <text:p>Snapy_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45.25005092651" calcext:value-type="float">
            <text:p>1945.3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43.68266574892" calcext:value-type="float">
            <text:p>1943.7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38.14721667484" calcext:value-type="float">
            <text:p>1938.1</text:p>
          </table:table-cell>
        </table:table-row>
        <table:table-row table:style-name="ro2">
          <table:table-cell office:value-type="string" calcext:value-type="string">
            <text:p>haroooo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03.8940141369" calcext:value-type="float">
            <text:p>1803.9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3.48157099508" calcext:value-type="float">
            <text:p>1753.5</text:p>
          </table:table-cell>
        </table:table-row>
        <table:table-row table:style-name="ro2">
          <table:table-cell office:value-type="string" calcext:value-type="string">
            <text:p>Sabaler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2.12163701901" calcext:value-type="float">
            <text:p>1752.1</text:p>
          </table:table-cell>
        </table:table-row>
        <table:table-row table:style-name="ro2">
          <table:table-cell office:value-type="string" calcext:value-type="string">
            <text:p>Happytheandy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20.45350350613" calcext:value-type="float">
            <text:p>1720.5</text:p>
          </table:table-cell>
        </table:table-row>
        <table:table-row table:style-name="ro2">
          <table:table-cell office:value-type="string" calcext:value-type="string">
            <text:p>DjSapsa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02.61416173581" calcext:value-type="float">
            <text:p>1702.6</text:p>
          </table:table-cell>
        </table:table-row>
        <table:table-row table:style-name="ro2">
          <table:table-cell office:value-type="string" calcext:value-type="string">
            <text:p>gurastobbybufas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64.49859450606" calcext:value-type="float">
            <text:p>1664.5</text:p>
          </table:table-cell>
        </table:table-row>
        <table:table-row table:style-name="ro2">
          <table:table-cell office:value-type="string" calcext:value-type="string">
            <text:p>Felix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40.63315881264" calcext:value-type="float">
            <text:p>1640.6</text:p>
          </table:table-cell>
        </table:table-row>
        <table:table-row table:style-name="ro2">
          <table:table-cell office:value-type="string" calcext:value-type="string">
            <text:p>hydur.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34.04298045888" calcext:value-type="float">
            <text:p>1634.0</text:p>
          </table:table-cell>
        </table:table-row>
        <table:table-row table:style-name="ro2">
          <table:table-cell office:value-type="string" calcext:value-type="string">
            <text:p>Leo13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15.62236226732" calcext:value-type="float">
            <text:p>1615.6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9.2485779931" calcext:value-type="float">
            <text:p>1589.2</text:p>
          </table:table-cell>
        </table:table-row>
        <table:table-row table:style-name="ro2">
          <table:table-cell office:value-type="string" calcext:value-type="string">
            <text:p>Mortis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6.7844181241" calcext:value-type="float">
            <text:p>1556.8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49.58033176633" calcext:value-type="float">
            <text:p>1449.6</text:p>
          </table:table-cell>
        </table:table-row>
        <table:table-row table:style-name="ro2">
          <table:table-cell office:value-type="string" calcext:value-type="string">
            <text:p>Alexande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47.13140155624" calcext:value-type="float">
            <text:p>1447.1</text:p>
          </table:table-cell>
        </table:table-row>
        <table:table-row table:style-name="ro2">
          <table:table-cell office:value-type="string" calcext:value-type="string">
            <text:p>Flying Mouse -AOE-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96.31015998776" calcext:value-type="float">
            <text:p>1396.3</text:p>
          </table:table-cell>
        </table:table-row>
        <table:table-row table:style-name="ro2">
          <table:table-cell office:value-type="string" calcext:value-type="string">
            <text:p>ALIKOG 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85.42735134452" calcext:value-type="float">
            <text:p>1385.4</text:p>
          </table:table-cell>
        </table:table-row>
        <table:table-row table:style-name="ro2">
          <table:table-cell office:value-type="string" calcext:value-type="string">
            <text:p>Biscuits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4.05011795618" calcext:value-type="float">
            <text:p>1294.1</text:p>
          </table:table-cell>
        </table:table-row>
        <table:table-row table:style-name="ro2">
          <table:table-cell office:value-type="string" calcext:value-type="string">
            <text:p>0BackInBlack0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22.18692467567" calcext:value-type="float">
            <text:p>1122.2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65.00660805205" calcext:value-type="float">
            <text:p>1065.0</text:p>
          </table:table-cell>
        </table:table-row>
        <table:table-row table:style-name="ro2">
          <table:table-cell office:value-type="string" calcext:value-type="string">
            <text:p>redneal314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2.42840892415" calcext:value-type="float">
            <text:p>1042.4</text:p>
          </table:table-cell>
        </table:table-row>
        <table:table-row table:style-name="ro2">
          <table:table-cell office:value-type="string" calcext:value-type="string">
            <text:p>Jasuni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60.029893330851" calcext:value-type="float">
            <text:p>960.0</text:p>
          </table:table-cell>
        </table:table-row>
      </table:table>
      <table:table table:name="Player_Summary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iscord Name</text:p>
          </table:table-cell>
          <table:table-cell office:value-type="string" calcext:value-type="string">
            <text:p>Visible Accounts</text:p>
          </table:table-cell>
          <table:table-cell office:value-type="string" calcext:value-type="string">
            <text:p>Smurf Accounts</text:p>
          </table:table-cell>
          <table:table-cell office:value-type="string" calcext:value-type="string">
            <text:p>Visible Games</text:p>
          </table:table-cell>
          <table:table-cell office:value-type="string" calcext:value-type="string">
            <text:p>Full Games</text:p>
          </table:table-cell>
          <table:table-cell office:value-type="string" calcext:value-type="string">
            <text:p>Elo Concealment</text:p>
          </table:table-cell>
          <table:table-cell office:value-type="string" calcext:value-type="string">
            <text:p>Tournament Elo 3/4 Point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64" calcext:value-type="float">
            <text:p>8764</text:p>
          </table:table-cell>
          <table:table-cell office:value-type="float" office:value="0" calcext:value-type="float">
            <text:p>0</text:p>
          </table:table-cell>
          <table:table-cell office:value-type="float" office:value="2053.82024355025" calcext:value-type="float">
            <text:p>2053.82024355025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3" calcext:value-type="float">
            <text:p>1693</text:p>
          </table:table-cell>
          <table:table-cell office:value-type="float" office:value="1781" calcext:value-type="float">
            <text:p>1781</text:p>
          </table:table-cell>
          <table:table-cell office:value-type="float" office:value="-26.3062259508133" calcext:value-type="float">
            <text:p>-26.3062259508133</text:p>
          </table:table-cell>
          <table:table-cell office:value-type="float" office:value="1803.8940141369" calcext:value-type="float">
            <text:p>1803.8940141369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943.68266574892" calcext:value-type="float">
            <text:p>1943.68266574892</text:p>
          </table:table-cell>
        </table:table-row>
        <table:table-row table:style-name="ro1">
          <table:table-cell office:value-type="string" calcext:value-type="string">
            <text:p>DjSaps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1702.61416173581" calcext:value-type="float">
            <text:p>1702.61416173581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449.58033176633" calcext:value-type="float">
            <text:p>1449.58033176633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52" calcext:value-type="float">
            <text:p>4052</text:p>
          </table:table-cell>
          <table:table-cell office:value-type="float" office:value="4543" calcext:value-type="float">
            <text:p>4543</text:p>
          </table:table-cell>
          <table:table-cell office:value-type="float" office:value="4.25657245927459" calcext:value-type="float">
            <text:p>4.25657245927459</text:p>
          </table:table-cell>
          <table:table-cell office:value-type="float" office:value="1938.14721667484" calcext:value-type="float">
            <text:p>1938.14721667484</text:p>
          </table:table-cell>
        </table:table-row>
        <table:table-row table:style-name="ro1">
          <table:table-cell office:value-type="string" calcext:value-type="string">
            <text:p>Mort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1556.7844181241" calcext:value-type="float">
            <text:p>1556.7844181241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589.2485779931" calcext:value-type="float">
            <text:p>1589.2485779931</text:p>
          </table:table-cell>
        </table:table-row>
        <table:table-row table:style-name="ro1">
          <table:table-cell office:value-type="string" calcext:value-type="string">
            <text:p>hydur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1634.04298045888" calcext:value-type="float">
            <text:p>1634.04298045888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921" calcext:value-type="float">
            <text:p>921</text:p>
          </table:table-cell>
          <table:table-cell office:value-type="float" office:value="-7.09610927501035" calcext:value-type="float">
            <text:p>-7.09610927501035</text:p>
          </table:table-cell>
          <table:table-cell office:value-type="float" office:value="1753.48157099508" calcext:value-type="float">
            <text:p>1753.48157099508</text:p>
          </table:table-cell>
        </table:table-row>
        <table:table-row table:style-name="ro1">
          <table:table-cell office:value-type="string" calcext:value-type="string">
            <text:p>Jasu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60.029893330851" calcext:value-type="float">
            <text:p>960.029893330851</text:p>
          </table:table-cell>
        </table:table-row>
        <table:table-row table:style-name="ro1">
          <table:table-cell office:value-type="string" calcext:value-type="string">
            <text:p>0BackInBlack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1122.18692467567" calcext:value-type="float">
            <text:p>1122.18692467567</text:p>
          </table:table-cell>
        </table:table-row>
        <table:table-row table:style-name="ro1">
          <table:table-cell office:value-type="string" calcext:value-type="string">
            <text:p>redneal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042.42840892415" calcext:value-type="float">
            <text:p>1042.42840892415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294.05011795618" calcext:value-type="float">
            <text:p>1294.05011795618</text:p>
          </table:table-cell>
        </table:table-row>
        <table:table-row table:style-name="ro1">
          <table:table-cell office:value-type="string" calcext:value-type="string">
            <text:p>gurastobbybuf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23" calcext:value-type="float">
            <text:p>6623</text:p>
          </table:table-cell>
          <table:table-cell office:value-type="float" office:value="0" calcext:value-type="float">
            <text:p>0</text:p>
          </table:table-cell>
          <table:table-cell office:value-type="float" office:value="1664.49859450606" calcext:value-type="float">
            <text:p>1664.49859450606</text:p>
          </table:table-cell>
        </table:table-row>
        <table:table-row table:style-name="ro1">
          <table:table-cell office:value-type="string" calcext:value-type="string">
            <text:p>Snapy_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8" calcext:value-type="float">
            <text:p>588</text:p>
          </table:table-cell>
          <table:table-cell office:value-type="float" office:value="1238" calcext:value-type="float">
            <text:p>1238</text:p>
          </table:table-cell>
          <table:table-cell office:value-type="float" office:value="10.7951330606461" calcext:value-type="float">
            <text:p>10.7951330606461</text:p>
          </table:table-cell>
          <table:table-cell office:value-type="float" office:value="1945.25005092651" calcext:value-type="float">
            <text:p>1945.25005092651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  <table:table-cell office:value-type="float" office:value="1447.13140155624" calcext:value-type="float">
            <text:p>1447.13140155624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065.00660805205" calcext:value-type="float">
            <text:p>1065.00660805205</text:p>
          </table:table-cell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2206.91532600881" calcext:value-type="float">
            <text:p>2206.91532600881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office:value-type="float" office:value="1971.45398967566" calcext:value-type="float">
            <text:p>1971.45398967566</text:p>
          </table:table-cell>
        </table:table-row>
        <table:table-row table:style-name="ro1">
          <table:table-cell office:value-type="string" calcext:value-type="string">
            <text:p>Happytheand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720.45350350613" calcext:value-type="float">
            <text:p>1720.45350350613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315" calcext:value-type="float">
            <text:p>315</text:p>
          </table:table-cell>
          <table:table-cell office:value-type="float" office:value="-4.80182318607785" calcext:value-type="float">
            <text:p>-4.80182318607785</text:p>
          </table:table-cell>
          <table:table-cell office:value-type="float" office:value="1640.63315881264" calcext:value-type="float">
            <text:p>1640.63315881264</text:p>
          </table:table-cell>
        </table:table-row>
        <table:table-row table:style-name="ro1">
          <table:table-cell office:value-type="string" calcext:value-type="string">
            <text:p>Leo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15.62236226732" calcext:value-type="float">
            <text:p>1615.62236226732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17" calcext:value-type="float">
            <text:p>9517</text:p>
          </table:table-cell>
          <table:table-cell office:value-type="float" office:value="0" calcext:value-type="float">
            <text:p>0</text:p>
          </table:table-cell>
          <table:table-cell office:value-type="float" office:value="2047.37706039803" calcext:value-type="float">
            <text:p>2047.37706039803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80" calcext:value-type="float">
            <text:p>1580</text:p>
          </table:table-cell>
          <table:table-cell office:value-type="float" office:value="3651" calcext:value-type="float">
            <text:p>3651</text:p>
          </table:table-cell>
          <table:table-cell office:value-type="float" office:value="-2.16641328904143" calcext:value-type="float">
            <text:p>-2.16641328904143</text:p>
          </table:table-cell>
          <table:table-cell office:value-type="float" office:value="1752.12163701901" calcext:value-type="float">
            <text:p>1752.12163701901</text:p>
          </table:table-cell>
        </table:table-row>
        <table:table-row table:style-name="ro1">
          <table:table-cell office:value-type="string" calcext:value-type="string">
            <text:p>Flying Mouse -AOE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1396.31015998776" calcext:value-type="float">
            <text:p>1396.31015998776</text:p>
          </table:table-cell>
        </table:table-row>
        <table:table-row table:style-name="ro1">
          <table:table-cell office:value-type="string" calcext:value-type="string">
            <text:p>ALIKOG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1385.42735134452" calcext:value-type="float">
            <text:p>1385.42735134452</text:p>
          </table:table-cell>
        </table:table-row>
      </table:table>
      <table:table table:name="Ranked_Apparent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Tournament Elo Window</text:p>
          </table:table-cell>
          <table:table-cell/>
          <table:table-cell office:value-type="string" calcext:value-type="string">
            <text:p>Tournament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float" office:value="-11.68" calcext:value-type="float">
            <text:p>-11.68</text:p>
          </table:table-cell>
          <table:table-cell office:value-type="float" office:value="11.68" calcext:value-type="float">
            <text:p>11.68</text:p>
          </table:table-cell>
          <table:table-cell office:value-type="float" office:value="2188.66851485149" calcext:value-type="float">
            <text:p>2188.66851485149</text:p>
          </table:table-cell>
          <table:table-cell office:value-type="float" office:value="2212.02851485148" calcext:value-type="float">
            <text:p>2212.02851485148</text:p>
          </table:table-cell>
          <table:table-cell office:value-type="float" office:value="0.536644335696731" calcext:value-type="float">
            <text:p>0.536644335696731</text:p>
          </table:table-cell>
          <table:table-cell office:value-type="float" office:value="0.538601327124687" calcext:value-type="float">
            <text:p>0.538601327124687</text:p>
          </table:table-cell>
          <table:table-cell office:value-type="float" office:value="-0.00534578453425527" calcext:value-type="float">
            <text:p>-0.00534578453425527</text:p>
          </table:table-cell>
          <table:table-cell office:value-type="float" office:value="0.00448120542881014" calcext:value-type="float">
            <text:p>0.00448120542881014</text:p>
          </table:table-cell>
          <table:table-cell office:value-type="float" office:value="-3.71477310859178" calcext:value-type="float">
            <text:p>-3.71477310859178</text:p>
          </table:table-cell>
          <table:table-cell office:value-type="float" office:value="3.11394384144486" calcext:value-type="float">
            <text:p>3.11394384144486</text:p>
          </table:table-cell>
          <table:table-cell office:value-type="float" office:value="2186.31370416023" calcext:value-type="float">
            <text:p>2186.31370416023</text:p>
          </table:table-cell>
          <table:table-cell office:value-type="float" office:value="2213.78253329167" calcext:value-type="float">
            <text:p>2213.78253329167</text:p>
          </table:table-cell>
          <table:table-cell office:value-type="float" office:value="2206.91532600881" calcext:value-type="float">
            <text:p>2206.91532600881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-6.32" calcext:value-type="float">
            <text:p>-6.32</text:p>
          </table:table-cell>
          <table:table-cell office:value-type="float" office:value="6.32" calcext:value-type="float">
            <text:p>6.32</text:p>
          </table:table-cell>
          <table:table-cell office:value-type="float" office:value="2062.22514851485" calcext:value-type="float">
            <text:p>2062.22514851485</text:p>
          </table:table-cell>
          <table:table-cell office:value-type="float" office:value="2074.86514851485" calcext:value-type="float">
            <text:p>2074.86514851485</text:p>
          </table:table-cell>
          <table:table-cell office:value-type="float" office:value="0.527640160685045" calcext:value-type="float">
            <text:p>0.527640160685045</text:p>
          </table:table-cell>
          <table:table-cell office:value-type="float" office:value="0.528426706353286" calcext:value-type="float">
            <text:p>0.528426706353286</text:p>
          </table:table-cell>
          <table:table-cell office:value-type="float" office:value="-0.0263058763636038" calcext:value-type="float">
            <text:p>-0.0263058763636038</text:p>
          </table:table-cell>
          <table:table-cell office:value-type="float" office:value="-0.0249946580395428" calcext:value-type="float">
            <text:p>-0.0249946580395428</text:p>
          </table:table-cell>
          <table:table-cell office:value-type="float" office:value="-18.2960887628245" calcext:value-type="float">
            <text:p>-18.2960887628245</text:p>
          </table:table-cell>
          <table:table-cell office:value-type="float" office:value="-17.3825562369165" calcext:value-type="float">
            <text:p>-17.3825562369165</text:p>
          </table:table-cell>
          <table:table-cell office:value-type="float" office:value="2044.47707967628" calcext:value-type="float">
            <text:p>2044.47707967628</text:p>
          </table:table-cell>
          <table:table-cell office:value-type="float" office:value="2056.93463150824" calcext:value-type="float">
            <text:p>2056.93463150824</text:p>
          </table:table-cell>
          <table:table-cell office:value-type="float" office:value="2053.82024355025" calcext:value-type="float">
            <text:p>2053.82024355025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6.04" calcext:value-type="float">
            <text:p>-6.04</text:p>
          </table:table-cell>
          <table:table-cell office:value-type="float" office:value="6.04" calcext:value-type="float">
            <text:p>6.04</text:p>
          </table:table-cell>
          <table:table-cell office:value-type="float" office:value="2054.52415841584" calcext:value-type="float">
            <text:p>2054.52415841584</text:p>
          </table:table-cell>
          <table:table-cell office:value-type="float" office:value="2066.60415841584" calcext:value-type="float">
            <text:p>2066.60415841584</text:p>
          </table:table-cell>
          <table:table-cell office:value-type="float" office:value="0.527172565660258" calcext:value-type="float">
            <text:p>0.527172565660258</text:p>
          </table:table-cell>
          <table:table-cell office:value-type="float" office:value="0.52790995471339" calcext:value-type="float">
            <text:p>0.52790995471339</text:p>
          </table:table-cell>
          <table:table-cell office:value-type="float" office:value="-0.0239210173662989" calcext:value-type="float">
            <text:p>-0.0239210173662989</text:p>
          </table:table-cell>
          <table:table-cell office:value-type="float" office:value="-0.0226107154586881" calcext:value-type="float">
            <text:p>-0.0226107154586881</text:p>
          </table:table-cell>
          <table:table-cell office:value-type="float" office:value="-16.6347246258408" calcext:value-type="float">
            <text:p>-16.6347246258408</text:p>
          </table:table-cell>
          <table:table-cell office:value-type="float" office:value="-15.722257402138" calcext:value-type="float">
            <text:p>-15.722257402138</text:p>
          </table:table-cell>
          <table:table-cell office:value-type="float" office:value="2038.40296372345" calcext:value-type="float">
            <text:p>2038.40296372345</text:p>
          </table:table-cell>
          <table:table-cell office:value-type="float" office:value="2050.36842595622" calcext:value-type="float">
            <text:p>2050.36842595622</text:p>
          </table:table-cell>
          <table:table-cell office:value-type="float" office:value="2047.37706039803" calcext:value-type="float">
            <text:p>2047.37706039803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6.76" calcext:value-type="float">
            <text:p>-6.76</text:p>
          </table:table-cell>
          <table:table-cell office:value-type="float" office:value="6.76" calcext:value-type="float">
            <text:p>6.76</text:p>
          </table:table-cell>
          <table:table-cell office:value-type="float" office:value="1957.78653465347" calcext:value-type="float">
            <text:p>1957.78653465347</text:p>
          </table:table-cell>
          <table:table-cell office:value-type="float" office:value="1971.30653465347" calcext:value-type="float">
            <text:p>1971.30653465347</text:p>
          </table:table-cell>
          <table:table-cell office:value-type="float" office:value="0.522005259677017" calcext:value-type="float">
            <text:p>0.522005259677017</text:p>
          </table:table-cell>
          <table:table-cell office:value-type="float" office:value="0.522652436458721" calcext:value-type="float">
            <text:p>0.522652436458721</text:p>
          </table:table-cell>
          <table:table-cell office:value-type="float" office:value="0.00107637710060127" calcext:value-type="float">
            <text:p>0.00107637710060127</text:p>
          </table:table-cell>
          <table:table-cell office:value-type="float" office:value="0.00684089416913725" calcext:value-type="float">
            <text:p>0.00684089416913725</text:p>
          </table:table-cell>
          <table:table-cell office:value-type="float" office:value="0.747944571794932" calcext:value-type="float">
            <text:p>0.747944571794932</text:p>
          </table:table-cell>
          <table:table-cell office:value-type="float" office:value="4.75383678279305" calcext:value-type="float">
            <text:p>4.75383678279305</text:p>
          </table:table-cell>
          <table:table-cell office:value-type="float" office:value="1958.98418730176" calcext:value-type="float">
            <text:p>1958.98418730176</text:p>
          </table:table-cell>
          <table:table-cell office:value-type="float" office:value="1975.61059046696" calcext:value-type="float">
            <text:p>1975.61059046696</text:p>
          </table:table-cell>
          <table:table-cell office:value-type="float" office:value="1971.45398967566" calcext:value-type="float">
            <text:p>1971.45398967566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8.4" calcext:value-type="float">
            <text:p>-8.4</text:p>
          </table:table-cell>
          <table:table-cell office:value-type="float" office:value="8.4" calcext:value-type="float">
            <text:p>8.4</text:p>
          </table:table-cell>
          <table:table-cell office:value-type="float" office:value="1935.65247524752" calcext:value-type="float">
            <text:p>1935.65247524752</text:p>
          </table:table-cell>
          <table:table-cell office:value-type="float" office:value="1952.45247524752" calcext:value-type="float">
            <text:p>1952.45247524752</text:p>
          </table:table-cell>
          <table:table-cell office:value-type="float" office:value="0.5209949850303" calcext:value-type="float">
            <text:p>0.5209949850303</text:p>
          </table:table-cell>
          <table:table-cell office:value-type="float" office:value="0.521756264080798" calcext:value-type="float">
            <text:p>0.521756264080798</text:p>
          </table:table-cell>
          <table:table-cell office:value-type="float" office:value="-0.0109035509025036" calcext:value-type="float">
            <text:p>-0.0109035509025036</text:p>
          </table:table-cell>
          <table:table-cell office:value-type="float" office:value="-0.00462593741125206" calcext:value-type="float">
            <text:p>-0.00462593741125206</text:p>
          </table:table-cell>
          <table:table-cell office:value-type="float" office:value="-7.57776453772993" calcext:value-type="float">
            <text:p>-7.57776453772993</text:p>
          </table:table-cell>
          <table:table-cell office:value-type="float" office:value="-3.21452226625415" calcext:value-type="float">
            <text:p>-3.21452226625415</text:p>
          </table:table-cell>
          <table:table-cell office:value-type="float" office:value="1928.60393608555" calcext:value-type="float">
            <text:p>1928.60393608555</text:p>
          </table:table-cell>
          <table:table-cell office:value-type="float" office:value="1948.70890897004" calcext:value-type="float">
            <text:p>1948.70890897004</text:p>
          </table:table-cell>
          <table:table-cell office:value-type="float" office:value="1943.68266574892" calcext:value-type="float">
            <text:p>1943.68266574892</text:p>
          </table:table-cell>
        </table:table-row>
        <table:table-row table:style-name="ro1">
          <table:table-cell office:value-type="string" calcext:value-type="string">
            <text:p>Snapy_</text:p>
          </table:table-cell>
          <table:table-cell office:value-type="float" office:value="-9.56" calcext:value-type="float">
            <text:p>-9.56</text:p>
          </table:table-cell>
          <table:table-cell office:value-type="float" office:value="9.56" calcext:value-type="float">
            <text:p>9.56</text:p>
          </table:table-cell>
          <table:table-cell office:value-type="float" office:value="1885.5796039604" calcext:value-type="float">
            <text:p>1885.5796039604</text:p>
          </table:table-cell>
          <table:table-cell office:value-type="float" office:value="1904.6996039604" calcext:value-type="float">
            <text:p>1904.6996039604</text:p>
          </table:table-cell>
          <table:table-cell office:value-type="float" office:value="0.518923957808413" calcext:value-type="float">
            <text:p>0.518923957808413</text:p>
          </table:table-cell>
          <table:table-cell office:value-type="float" office:value="0.519680788457578" calcext:value-type="float">
            <text:p>0.519680788457578</text:p>
          </table:table-cell>
          <table:table-cell office:value-type="float" office:value="0.0406464099064299" calcext:value-type="float">
            <text:p>0.0406464099064299</text:p>
          </table:table-cell>
          <table:table-cell office:value-type="float" office:value="0.0529997856924539" calcext:value-type="float">
            <text:p>0.0529997856924539</text:p>
          </table:table-cell>
          <table:table-cell office:value-type="float" office:value="28.3064833964046" calcext:value-type="float">
            <text:p>28.3064833964046</text:p>
          </table:table-cell>
          <table:table-cell office:value-type="float" office:value="36.9668926607404" calcext:value-type="float">
            <text:p>36.9668926607404</text:p>
          </table:table-cell>
          <table:table-cell office:value-type="float" office:value="1914.41555169085" calcext:value-type="float">
            <text:p>1914.41555169085</text:p>
          </table:table-cell>
          <table:table-cell office:value-type="float" office:value="1941.13470659087" calcext:value-type="float">
            <text:p>1941.13470659087</text:p>
          </table:table-cell>
          <table:table-cell office:value-type="float" office:value="1934.45491786587" calcext:value-type="float">
            <text:p>1934.45491786587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6.92" calcext:value-type="float">
            <text:p>-6.92</text:p>
          </table:table-cell>
          <table:table-cell office:value-type="float" office:value="6.92" calcext:value-type="float">
            <text:p>6.92</text:p>
          </table:table-cell>
          <table:table-cell office:value-type="float" office:value="1931.98455445545" calcext:value-type="float">
            <text:p>1931.98455445545</text:p>
          </table:table-cell>
          <table:table-cell office:value-type="float" office:value="1945.82455445545" calcext:value-type="float">
            <text:p>1945.82455445545</text:p>
          </table:table-cell>
          <table:table-cell office:value-type="float" office:value="0.520833340012725" calcext:value-type="float">
            <text:p>0.520833340012725</text:p>
          </table:table-cell>
          <table:table-cell office:value-type="float" office:value="0.521451792839666" calcext:value-type="float">
            <text:p>0.521451792839666</text:p>
          </table:table-cell>
          <table:table-cell office:value-type="float" office:value="-0.0133913394391626" calcext:value-type="float">
            <text:p>-0.0133913394391626</text:p>
          </table:table-cell>
          <table:table-cell office:value-type="float" office:value="-0.011380603694317" calcext:value-type="float">
            <text:p>-0.011380603694317</text:p>
          </table:table-cell>
          <table:table-cell office:value-type="float" office:value="-9.30748159953957" calcext:value-type="float">
            <text:p>-9.30748159953957</text:p>
          </table:table-cell>
          <table:table-cell office:value-type="float" office:value="-7.90941948942896" calcext:value-type="float">
            <text:p>-7.90941948942896</text:p>
          </table:table-cell>
          <table:table-cell office:value-type="float" office:value="1923.1071123417" calcext:value-type="float">
            <text:p>1923.1071123417</text:p>
          </table:table-cell>
          <table:table-cell office:value-type="float" office:value="1937.48515484019" calcext:value-type="float">
            <text:p>1937.48515484019</text:p>
          </table:table-cell>
          <table:table-cell office:value-type="float" office:value="1933.89064421557" calcext:value-type="float">
            <text:p>1933.89064421557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-6.08" calcext:value-type="float">
            <text:p>-6.08</text:p>
          </table:table-cell>
          <table:table-cell office:value-type="float" office:value="6.08" calcext:value-type="float">
            <text:p>6.08</text:p>
          </table:table-cell>
          <table:table-cell office:value-type="float" office:value="1818.61940594059" calcext:value-type="float">
            <text:p>1818.61940594059</text:p>
          </table:table-cell>
          <table:table-cell office:value-type="float" office:value="1830.77940594059" calcext:value-type="float">
            <text:p>1830.77940594059</text:p>
          </table:table-cell>
          <table:table-cell office:value-type="float" office:value="0.5165801620531" calcext:value-type="float">
            <text:p>0.5165801620531</text:p>
          </table:table-cell>
          <table:table-cell office:value-type="float" office:value="0.516972106861906" calcext:value-type="float">
            <text:p>0.516972106861906</text:p>
          </table:table-cell>
          <table:table-cell office:value-type="float" office:value="0.0012317766332397" calcext:value-type="float">
            <text:p>0.0012317766332397</text:p>
          </table:table-cell>
          <table:table-cell office:value-type="float" office:value="0.00457250502231354" calcext:value-type="float">
            <text:p>0.00457250502231354</text:p>
          </table:table-cell>
          <table:table-cell office:value-type="float" office:value="0.855927803177148" calcext:value-type="float">
            <text:p>0.855927803177148</text:p>
          </table:table-cell>
          <table:table-cell office:value-type="float" office:value="3.17739049777653" calcext:value-type="float">
            <text:p>3.17739049777653</text:p>
          </table:table-cell>
          <table:table-cell office:value-type="float" office:value="1819.74768712673" calcext:value-type="float">
            <text:p>1819.74768712673</text:p>
          </table:table-cell>
          <table:table-cell office:value-type="float" office:value="1833.68442440804" calcext:value-type="float">
            <text:p>1833.68442440804</text:p>
          </table:table-cell>
          <table:table-cell office:value-type="float" office:value="1830.20024008771" calcext:value-type="float">
            <text:p>1830.20024008771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6.04" calcext:value-type="float">
            <text:p>-6.04</text:p>
          </table:table-cell>
          <table:table-cell office:value-type="float" office:value="6.04" calcext:value-type="float">
            <text:p>6.04</text:p>
          </table:table-cell>
          <table:table-cell office:value-type="float" office:value="1729.51643564356" calcext:value-type="float">
            <text:p>1729.51643564356</text:p>
          </table:table-cell>
          <table:table-cell office:value-type="float" office:value="1741.59643564356" calcext:value-type="float">
            <text:p>1741.59643564356</text:p>
          </table:table-cell>
          <table:table-cell office:value-type="float" office:value="0.514113778630472" calcext:value-type="float">
            <text:p>0.514113778630472</text:p>
          </table:table-cell>
          <table:table-cell office:value-type="float" office:value="0.514409307192921" calcext:value-type="float">
            <text:p>0.514409307192921</text:p>
          </table:table-cell>
          <table:table-cell office:value-type="float" office:value="0.0232791350181344" calcext:value-type="float">
            <text:p>0.0232791350181344</text:p>
          </table:table-cell>
          <table:table-cell office:value-type="float" office:value="0.0345939748486536" calcext:value-type="float">
            <text:p>0.0345939748486536</text:p>
          </table:table-cell>
          <table:table-cell office:value-type="float" office:value="16.1877031261489" calcext:value-type="float">
            <text:p>16.1877031261489</text:p>
          </table:table-cell>
          <table:table-cell office:value-type="float" office:value="24.0768233423901" calcext:value-type="float">
            <text:p>24.0768233423901</text:p>
          </table:table-cell>
          <table:table-cell office:value-type="float" office:value="1745.90994485569" calcext:value-type="float">
            <text:p>1745.90994485569</text:p>
          </table:table-cell>
          <table:table-cell office:value-type="float" office:value="1765.46692540822" calcext:value-type="float">
            <text:p>1765.46692540822</text:p>
          </table:table-cell>
          <table:table-cell office:value-type="float" office:value="1760.57768027009" calcext:value-type="float">
            <text:p>1760.57768027009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-6.8" calcext:value-type="float">
            <text:p>-6.8</text:p>
          </table:table-cell>
          <table:table-cell office:value-type="float" office:value="6.8" calcext:value-type="float">
            <text:p>6.8</text:p>
          </table:table-cell>
          <table:table-cell office:value-type="float" office:value="1746.21425742574" calcext:value-type="float">
            <text:p>1746.21425742574</text:p>
          </table:table-cell>
          <table:table-cell office:value-type="float" office:value="1759.81425742574" calcext:value-type="float">
            <text:p>1759.81425742574</text:p>
          </table:table-cell>
          <table:table-cell office:value-type="float" office:value="0.514525297859036" calcext:value-type="float">
            <text:p>0.514525297859036</text:p>
          </table:table-cell>
          <table:table-cell office:value-type="float" office:value="0.514876873332412" calcext:value-type="float">
            <text:p>0.514876873332412</text:p>
          </table:table-cell>
          <table:table-cell office:value-type="float" office:value="-0.00558072459403225" calcext:value-type="float">
            <text:p>-0.00558072459403225</text:p>
          </table:table-cell>
          <table:table-cell office:value-type="float" office:value="-0.00198510493299053" calcext:value-type="float">
            <text:p>-0.00198510493299053</text:p>
          </table:table-cell>
          <table:table-cell office:value-type="float" office:value="-3.87804567894379" calcext:value-type="float">
            <text:p>-3.87804567894379</text:p>
          </table:table-cell>
          <table:table-cell office:value-type="float" office:value="-1.37939943709026" calcext:value-type="float">
            <text:p>-1.37939943709026</text:p>
          </table:table-cell>
          <table:table-cell office:value-type="float" office:value="1742.58053996834" calcext:value-type="float">
            <text:p>1742.58053996834</text:p>
          </table:table-cell>
          <table:table-cell office:value-type="float" office:value="1758.19055375462" calcext:value-type="float">
            <text:p>1758.19055375462</text:p>
          </table:table-cell>
          <table:table-cell office:value-type="float" office:value="1754.28805030805" calcext:value-type="float">
            <text:p>1754.28805030805</text:p>
          </table:table-cell>
        </table:table-row>
        <table:table-row table:style-name="ro1">
          <table:table-cell office:value-type="string" calcext:value-type="string">
            <text:p>Happytheandy</text:p>
          </table:table-cell>
          <table:table-cell office:value-type="float" office:value="-5.72" calcext:value-type="float">
            <text:p>-5.72</text:p>
          </table:table-cell>
          <table:table-cell office:value-type="float" office:value="5.72" calcext:value-type="float">
            <text:p>5.72</text:p>
          </table:table-cell>
          <table:table-cell office:value-type="float" office:value="1684.19643564356" calcext:value-type="float">
            <text:p>1684.19643564356</text:p>
          </table:table-cell>
          <table:table-cell office:value-type="float" office:value="1695.63643564356" calcext:value-type="float">
            <text:p>1695.63643564356</text:p>
          </table:table-cell>
          <table:table-cell office:value-type="float" office:value="0.513101115415968" calcext:value-type="float">
            <text:p>0.513101115415968</text:p>
          </table:table-cell>
          <table:table-cell office:value-type="float" office:value="0.513343066615712" calcext:value-type="float">
            <text:p>0.513343066615712</text:p>
          </table:table-cell>
          <table:table-cell office:value-type="float" office:value="0.0295803672589978" calcext:value-type="float">
            <text:p>0.0295803672589978</text:p>
          </table:table-cell>
          <table:table-cell office:value-type="float" office:value="0.0432898620276408" calcext:value-type="float">
            <text:p>0.0432898620276408</text:p>
          </table:table-cell>
          <table:table-cell office:value-type="float" office:value="20.5785751723815" calcext:value-type="float">
            <text:p>20.5785751723815</text:p>
          </table:table-cell>
          <table:table-cell office:value-type="float" office:value="30.156379568028" calcext:value-type="float">
            <text:p>30.156379568028</text:p>
          </table:table-cell>
          <table:table-cell office:value-type="float" office:value="1704.9437310925" calcext:value-type="float">
            <text:p>1704.9437310925</text:p>
          </table:table-cell>
          <table:table-cell office:value-type="float" office:value="1725.62342764401" calcext:value-type="float">
            <text:p>1725.62342764401</text:p>
          </table:table-cell>
          <table:table-cell office:value-type="float" office:value="1720.45350350613" calcext:value-type="float">
            <text:p>1720.45350350613</text:p>
          </table:table-cell>
        </table:table-row>
        <table:table-row table:style-name="ro1">
          <table:table-cell office:value-type="string" calcext:value-type="string">
            <text:p>DjSapsan</text:p>
          </table:table-cell>
          <table:table-cell office:value-type="float" office:value="-7.6" calcext:value-type="float">
            <text:p>-7.6</text:p>
          </table:table-cell>
          <table:table-cell office:value-type="float" office:value="7.6" calcext:value-type="float">
            <text:p>7.6</text:p>
          </table:table-cell>
          <table:table-cell office:value-type="float" office:value="1688.96613861386" calcext:value-type="float">
            <text:p>1688.96613861386</text:p>
          </table:table-cell>
          <table:table-cell office:value-type="float" office:value="1704.16613861386" calcext:value-type="float">
            <text:p>1704.16613861386</text:p>
          </table:table-cell>
          <table:table-cell office:value-type="float" office:value="0.513200916631978" calcext:value-type="float">
            <text:p>0.513200916631978</text:p>
          </table:table-cell>
          <table:table-cell office:value-type="float" office:value="0.513529319989029" calcext:value-type="float">
            <text:p>0.513529319989029</text:p>
          </table:table-cell>
          <table:table-cell office:value-type="float" office:value="-0.000916707376416137" calcext:value-type="float">
            <text:p>-0.000916707376416137</text:p>
          </table:table-cell>
          <table:table-cell office:value-type="float" office:value="0.0048379362819907" calcext:value-type="float">
            <text:p>0.0048379362819907</text:p>
          </table:table-cell>
          <table:table-cell office:value-type="float" office:value="-0.636994241889564" calcext:value-type="float">
            <text:p>-0.636994241889564</text:p>
          </table:table-cell>
          <table:table-cell office:value-type="float" office:value="3.36184736719117" calcext:value-type="float">
            <text:p>3.36184736719117</text:p>
          </table:table-cell>
          <table:table-cell office:value-type="float" office:value="1688.55734292235" calcext:value-type="float">
            <text:p>1688.55734292235</text:p>
          </table:table-cell>
          <table:table-cell office:value-type="float" office:value="1707.29976800697" calcext:value-type="float">
            <text:p>1707.29976800697</text:p>
          </table:table-cell>
          <table:table-cell office:value-type="float" office:value="1702.61416173581" calcext:value-type="float">
            <text:p>1702.61416173581</text:p>
          </table:table-cell>
        </table:table-row>
        <table:table-row table:style-name="ro1">
          <table:table-cell office:value-type="string" calcext:value-type="string">
            <text:p>gurastobbybufas</text:p>
          </table:table-cell>
          <table:table-cell office:value-type="float" office:value="-7.4" calcext:value-type="float">
            <text:p>-7.4</text:p>
          </table:table-cell>
          <table:table-cell office:value-type="float" office:value="7.4" calcext:value-type="float">
            <text:p>7.4</text:p>
          </table:table-cell>
          <table:table-cell office:value-type="float" office:value="1657.68059405941" calcext:value-type="float">
            <text:p>1657.68059405941</text:p>
          </table:table-cell>
          <table:table-cell office:value-type="float" office:value="1672.48059405941" calcext:value-type="float">
            <text:p>1672.48059405941</text:p>
          </table:table-cell>
          <table:table-cell office:value-type="float" office:value="0.51257322375555" calcext:value-type="float">
            <text:p>0.51257322375555</text:p>
          </table:table-cell>
          <table:table-cell office:value-type="float" office:value="0.512862344801036" calcext:value-type="float">
            <text:p>0.512862344801036</text:p>
          </table:table-cell>
          <table:table-cell office:value-type="float" office:value="-0.00687295890262818" calcext:value-type="float">
            <text:p>-0.00687295890262818</text:p>
          </table:table-cell>
          <table:table-cell office:value-type="float" office:value="-0.00573223865369576" calcext:value-type="float">
            <text:p>-0.00573223865369576</text:p>
          </table:table-cell>
          <table:table-cell office:value-type="float" office:value="-4.77612183285495" calcext:value-type="float">
            <text:p>-4.77612183285495</text:p>
          </table:table-cell>
          <table:table-cell office:value-type="float" office:value="-3.98334190795988" calcext:value-type="float">
            <text:p>-3.98334190795988</text:p>
          </table:table-cell>
          <table:table-cell office:value-type="float" office:value="1653.10541049859" calcext:value-type="float">
            <text:p>1653.10541049859</text:p>
          </table:table-cell>
          <table:table-cell office:value-type="float" office:value="1668.29632250855" calcext:value-type="float">
            <text:p>1668.29632250855</text:p>
          </table:table-cell>
          <table:table-cell office:value-type="float" office:value="1664.49859450606" calcext:value-type="float">
            <text:p>1664.49859450606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office:value-type="float" office:value="-6.36" calcext:value-type="float">
            <text:p>-6.36</text:p>
          </table:table-cell>
          <table:table-cell office:value-type="float" office:value="6.36" calcext:value-type="float">
            <text:p>6.36</text:p>
          </table:table-cell>
          <table:table-cell office:value-type="float" office:value="1537.06574257426" calcext:value-type="float">
            <text:p>1537.06574257426</text:p>
          </table:table-cell>
          <table:table-cell office:value-type="float" office:value="1549.78574257426" calcext:value-type="float">
            <text:p>1549.78574257426</text:p>
          </table:table-cell>
          <table:table-cell office:value-type="float" office:value="0.51065117651556" calcext:value-type="float">
            <text:p>0.51065117651556</text:p>
          </table:table-cell>
          <table:table-cell office:value-type="float" office:value="0.510823436623811" calcext:value-type="float">
            <text:p>0.510823436623811</text:p>
          </table:table-cell>
          <table:table-cell office:value-type="float" office:value="0.0842985145957013" calcext:value-type="float">
            <text:p>0.0842985145957013</text:p>
          </table:table-cell>
          <table:table-cell office:value-type="float" office:value="0.156015490151106" calcext:value-type="float">
            <text:p>0.156015490151106</text:p>
          </table:table-cell>
          <table:table-cell office:value-type="float" office:value="59.141282358847" calcext:value-type="float">
            <text:p>59.141282358847</text:p>
          </table:table-cell>
          <table:table-cell office:value-type="float" office:value="112.150083280625" calcext:value-type="float">
            <text:p>112.150083280625</text:p>
          </table:table-cell>
          <table:table-cell office:value-type="float" office:value="1596.33023285793" calcext:value-type="float">
            <text:p>1596.33023285793</text:p>
          </table:table-cell>
          <table:table-cell office:value-type="float" office:value="1661.80323171231" calcext:value-type="float">
            <text:p>1661.80323171231</text:p>
          </table:table-cell>
          <table:table-cell office:value-type="float" office:value="1645.43498199872" calcext:value-type="float">
            <text:p>1645.43498199872</text:p>
          </table:table-cell>
        </table:table-row>
        <table:table-row table:style-name="ro1">
          <table:table-cell office:value-type="string" calcext:value-type="string">
            <text:p>hydur.</text:p>
          </table:table-cell>
          <table:table-cell office:value-type="float" office:value="-17.48" calcext:value-type="float">
            <text:p>-17.48</text:p>
          </table:table-cell>
          <table:table-cell office:value-type="float" office:value="17.48" calcext:value-type="float">
            <text:p>17.48</text:p>
          </table:table-cell>
          <table:table-cell office:value-type="float" office:value="1569.19148514851" calcext:value-type="float">
            <text:p>1569.19148514851</text:p>
          </table:table-cell>
          <table:table-cell office:value-type="float" office:value="1604.15148514851" calcext:value-type="float">
            <text:p>1604.15148514851</text:p>
          </table:table-cell>
          <table:table-cell office:value-type="float" office:value="0.511098084224537" calcext:value-type="float">
            <text:p>0.511098084224537</text:p>
          </table:table-cell>
          <table:table-cell office:value-type="float" office:value="0.511633562373624" calcext:value-type="float">
            <text:p>0.511633562373624</text:p>
          </table:table-cell>
          <table:table-cell office:value-type="float" office:value="0.0236228478827859" calcext:value-type="float">
            <text:p>0.0236228478827859</text:p>
          </table:table-cell>
          <table:table-cell office:value-type="float" office:value="0.0662215034043291" calcext:value-type="float">
            <text:p>0.0662215034043291</text:p>
          </table:table-cell>
          <table:table-cell office:value-type="float" office:value="16.4270658455745" calcext:value-type="float">
            <text:p>16.4270658455745</text:p>
          </table:table-cell>
          <table:table-cell office:value-type="float" office:value="46.2873357291385" calcext:value-type="float">
            <text:p>46.2873357291385</text:p>
          </table:table-cell>
          <table:table-cell office:value-type="float" office:value="1585.99149079529" calcext:value-type="float">
            <text:p>1585.99149079529</text:p>
          </table:table-cell>
          <table:table-cell office:value-type="float" office:value="1650.06014368007" calcext:value-type="float">
            <text:p>1650.06014368007</text:p>
          </table:table-cell>
          <table:table-cell office:value-type="float" office:value="1634.04298045888" calcext:value-type="float">
            <text:p>1634.04298045888</text:p>
          </table:table-cell>
        </table:table-row>
        <table:table-row table:style-name="ro1">
          <table:table-cell office:value-type="string" calcext:value-type="string">
            <text:p>Leo13</text:p>
          </table:table-cell>
          <table:table-cell office:value-type="float" office:value="-6.84" calcext:value-type="float">
            <text:p>-6.84</text:p>
          </table:table-cell>
          <table:table-cell office:value-type="float" office:value="6.84" calcext:value-type="float">
            <text:p>6.84</text:p>
          </table:table-cell>
          <table:table-cell office:value-type="float" office:value="1602.88495049505" calcext:value-type="float">
            <text:p>1602.88495049505</text:p>
          </table:table-cell>
          <table:table-cell office:value-type="float" office:value="1616.56495049505" calcext:value-type="float">
            <text:p>1616.56495049505</text:p>
          </table:table-cell>
          <table:table-cell office:value-type="float" office:value="0.511613168008149" calcext:value-type="float">
            <text:p>0.511613168008149</text:p>
          </table:table-cell>
          <table:table-cell office:value-type="float" office:value="0.511837698445421" calcext:value-type="float">
            <text:p>0.511837698445421</text:p>
          </table:table-cell>
          <table:table-cell office:value-type="float" office:value="-0.000188952925708197" calcext:value-type="float">
            <text:p>-0.000188952925708197</text:p>
          </table:table-cell>
          <table:table-cell office:value-type="float" office:value="0.00496623862361312" calcext:value-type="float">
            <text:p>0.00496623862361312</text:p>
          </table:table-cell>
          <table:table-cell office:value-type="float" office:value="-0.131297947009603" calcext:value-type="float">
            <text:p>-0.131297947009603</text:p>
          </table:table-cell>
          <table:table-cell office:value-type="float" office:value="3.45100953648387" calcext:value-type="float">
            <text:p>3.45100953648387</text:p>
          </table:table-cell>
          <table:table-cell office:value-type="float" office:value="1602.90967228221" calcext:value-type="float">
            <text:p>1602.90967228221</text:p>
          </table:table-cell>
          <table:table-cell office:value-type="float" office:value="1619.85992559568" calcext:value-type="float">
            <text:p>1619.85992559568</text:p>
          </table:table-cell>
          <table:table-cell office:value-type="float" office:value="1615.62236226732" calcext:value-type="float">
            <text:p>1615.62236226732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7.64" calcext:value-type="float">
            <text:p>-7.64</text:p>
          </table:table-cell>
          <table:table-cell office:value-type="float" office:value="7.64" calcext:value-type="float">
            <text:p>7.64</text:p>
          </table:table-cell>
          <table:table-cell office:value-type="float" office:value="1573.93841584158" calcext:value-type="float">
            <text:p>1573.93841584158</text:p>
          </table:table-cell>
          <table:table-cell office:value-type="float" office:value="1589.21841584158" calcext:value-type="float">
            <text:p>1589.21841584158</text:p>
          </table:table-cell>
          <table:table-cell office:value-type="float" office:value="0.511167597408582" calcext:value-type="float">
            <text:p>0.511167597408582</text:p>
          </table:table-cell>
          <table:table-cell office:value-type="float" office:value="0.511398007964156" calcext:value-type="float">
            <text:p>0.511398007964156</text:p>
          </table:table-cell>
          <table:table-cell office:value-type="float" office:value="0.00107971039591526" calcext:value-type="float">
            <text:p>0.00107971039591526</text:p>
          </table:table-cell>
          <table:table-cell office:value-type="float" office:value="0.00718102644462937" calcext:value-type="float">
            <text:p>0.00718102644462937</text:p>
          </table:table-cell>
          <table:table-cell office:value-type="float" office:value="0.750260793380673" calcext:value-type="float">
            <text:p>0.750260793380673</text:p>
          </table:table-cell>
          <table:table-cell office:value-type="float" office:value="4.99023138304672" calcext:value-type="float">
            <text:p>4.99023138304672</text:p>
          </table:table-cell>
          <table:table-cell office:value-type="float" office:value="1574.84878320479" calcext:value-type="float">
            <text:p>1574.84878320479</text:p>
          </table:table-cell>
          <table:table-cell office:value-type="float" office:value="1594.04850958921" calcext:value-type="float">
            <text:p>1594.04850958921</text:p>
          </table:table-cell>
          <table:table-cell office:value-type="float" office:value="1589.2485779931" calcext:value-type="float">
            <text:p>1589.2485779931</text:p>
          </table:table-cell>
        </table:table-row>
        <table:table-row table:style-name="ro1">
          <table:table-cell office:value-type="string" calcext:value-type="string">
            <text:p>Mortis</text:p>
          </table:table-cell>
          <table:table-cell office:value-type="float" office:value="-5.68" calcext:value-type="float">
            <text:p>-5.68</text:p>
          </table:table-cell>
          <table:table-cell office:value-type="float" office:value="5.68" calcext:value-type="float">
            <text:p>5.68</text:p>
          </table:table-cell>
          <table:table-cell office:value-type="float" office:value="1547.25702970297" calcext:value-type="float">
            <text:p>1547.25702970297</text:p>
          </table:table-cell>
          <table:table-cell office:value-type="float" office:value="1558.61702970297" calcext:value-type="float">
            <text:p>1558.61702970297</text:p>
          </table:table-cell>
          <table:table-cell office:value-type="float" office:value="0.510788722233044" calcext:value-type="float">
            <text:p>0.510788722233044</text:p>
          </table:table-cell>
          <table:table-cell office:value-type="float" office:value="0.510946578233882" calcext:value-type="float">
            <text:p>0.510946578233882</text:p>
          </table:table-cell>
          <table:table-cell office:value-type="float" office:value="-0.00266632345681239" calcext:value-type="float">
            <text:p>-0.00266632345681239</text:p>
          </table:table-cell>
          <table:table-cell office:value-type="float" office:value="0.00292698849014794" calcext:value-type="float">
            <text:p>0.00292698849014794</text:p>
          </table:table-cell>
          <table:table-cell office:value-type="float" office:value="-1.85276886542582" calcext:value-type="float">
            <text:p>-1.85276886542582</text:p>
          </table:table-cell>
          <table:table-cell office:value-type="float" office:value="2.03390315330448" calcext:value-type="float">
            <text:p>2.03390315330448</text:p>
          </table:table-cell>
          <table:table-cell office:value-type="float" office:value="1545.51395336001" calcext:value-type="float">
            <text:p>1545.51395336001</text:p>
          </table:table-cell>
          <table:table-cell office:value-type="float" office:value="1560.54123971212" calcext:value-type="float">
            <text:p>1560.54123971212</text:p>
          </table:table-cell>
          <table:table-cell office:value-type="float" office:value="1556.7844181241" calcext:value-type="float">
            <text:p>1556.7844181241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11.12" calcext:value-type="float">
            <text:p>-11.12</text:p>
          </table:table-cell>
          <table:table-cell office:value-type="float" office:value="11.12" calcext:value-type="float">
            <text:p>11.12</text:p>
          </table:table-cell>
          <table:table-cell office:value-type="float" office:value="1385.89801980198" calcext:value-type="float">
            <text:p>1385.89801980198</text:p>
          </table:table-cell>
          <table:table-cell office:value-type="float" office:value="1408.13801980198" calcext:value-type="float">
            <text:p>1408.13801980198</text:p>
          </table:table-cell>
          <table:table-cell office:value-type="float" office:value="0.508911721714824" calcext:value-type="float">
            <text:p>0.508911721714824</text:p>
          </table:table-cell>
          <table:table-cell office:value-type="float" office:value="0.509146598347254" calcext:value-type="float">
            <text:p>0.509146598347254</text:p>
          </table:table-cell>
          <table:table-cell office:value-type="float" office:value="0.0335363284820145" calcext:value-type="float">
            <text:p>0.0335363284820145</text:p>
          </table:table-cell>
          <table:table-cell office:value-type="float" office:value="0.0785008656977635" calcext:value-type="float">
            <text:p>0.0785008656977635</text:p>
          </table:table-cell>
          <table:table-cell office:value-type="float" office:value="23.3384678396384" calcext:value-type="float">
            <text:p>23.3384678396384</text:p>
          </table:table-cell>
          <table:table-cell office:value-type="float" office:value="55.0029304816816" calcext:value-type="float">
            <text:p>55.0029304816816</text:p>
          </table:table-cell>
          <table:table-cell office:value-type="float" office:value="1409.40043939662" calcext:value-type="float">
            <text:p>1409.40043939662</text:p>
          </table:table-cell>
          <table:table-cell office:value-type="float" office:value="1462.9736292229" calcext:value-type="float">
            <text:p>1462.9736292229</text:p>
          </table:table-cell>
          <table:table-cell office:value-type="float" office:value="1449.58033176633" calcext:value-type="float">
            <text:p>1449.58033176633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-5.68" calcext:value-type="float">
            <text:p>-5.68</text:p>
          </table:table-cell>
          <table:table-cell office:value-type="float" office:value="5.68" calcext:value-type="float">
            <text:p>5.68</text:p>
          </table:table-cell>
          <table:table-cell office:value-type="float" office:value="1442.21168316832" calcext:value-type="float">
            <text:p>1442.21168316832</text:p>
          </table:table-cell>
          <table:table-cell office:value-type="float" office:value="1453.57168316832" calcext:value-type="float">
            <text:p>1453.57168316832</text:p>
          </table:table-cell>
          <table:table-cell office:value-type="float" office:value="0.509513991994793" calcext:value-type="float">
            <text:p>0.509513991994793</text:p>
          </table:table-cell>
          <table:table-cell office:value-type="float" office:value="0.509639761872509" calcext:value-type="float">
            <text:p>0.509639761872509</text:p>
          </table:table-cell>
          <table:table-cell office:value-type="float" office:value="-0.0079534212316994" calcext:value-type="float">
            <text:p>-0.0079534212316994</text:p>
          </table:table-cell>
          <table:table-cell office:value-type="float" office:value="-0.00417298952971479" calcext:value-type="float">
            <text:p>-0.00417298952971479</text:p>
          </table:table-cell>
          <table:table-cell office:value-type="float" office:value="-5.5270693236422" calcext:value-type="float">
            <text:p>-5.5270693236422</text:p>
          </table:table-cell>
          <table:table-cell office:value-type="float" office:value="-2.89975745041222" calcext:value-type="float">
            <text:p>-2.89975745041222</text:p>
          </table:table-cell>
          <table:table-cell office:value-type="float" office:value="1436.77202947753" calcext:value-type="float">
            <text:p>1436.77202947753</text:p>
          </table:table-cell>
          <table:table-cell office:value-type="float" office:value="1450.58452558248" calcext:value-type="float">
            <text:p>1450.58452558248</text:p>
          </table:table-cell>
          <table:table-cell office:value-type="float" office:value="1447.13140155624" calcext:value-type="float">
            <text:p>1447.13140155624</text:p>
          </table:table-cell>
        </table:table-row>
        <table:table-row table:style-name="ro1">
          <table:table-cell office:value-type="string" calcext:value-type="string">
            <text:p>Flying Mouse -AOE-</text:p>
          </table:table-cell>
          <table:table-cell office:value-type="float" office:value="-8.2" calcext:value-type="float">
            <text:p>-8.2</text:p>
          </table:table-cell>
          <table:table-cell office:value-type="float" office:value="8.2" calcext:value-type="float">
            <text:p>8.2</text:p>
          </table:table-cell>
          <table:table-cell office:value-type="float" office:value="1369.36613861386" calcext:value-type="float">
            <text:p>1369.36613861386</text:p>
          </table:table-cell>
          <table:table-cell office:value-type="float" office:value="1385.76613861386" calcext:value-type="float">
            <text:p>1385.76613861386</text:p>
          </table:table-cell>
          <table:table-cell office:value-type="float" office:value="0.508737971491257" calcext:value-type="float">
            <text:p>0.508737971491257</text:p>
          </table:table-cell>
          <table:table-cell office:value-type="float" office:value="0.508910334535034" calcext:value-type="float">
            <text:p>0.508910334535034</text:p>
          </table:table-cell>
          <table:table-cell office:value-type="float" office:value="0.00501371609787704" calcext:value-type="float">
            <text:p>0.00501371609787704</text:p>
          </table:table-cell>
          <table:table-cell office:value-type="float" office:value="0.0265184387651537" calcext:value-type="float">
            <text:p>0.0265184387651537</text:p>
          </table:table-cell>
          <table:table-cell office:value-type="float" office:value="3.48400355083594" calcext:value-type="float">
            <text:p>3.48400355083594</text:p>
          </table:table-cell>
          <table:table-cell office:value-type="float" office:value="18.4442055562906" calcext:value-type="float">
            <text:p>18.4442055562906</text:p>
          </table:table-cell>
          <table:table-cell office:value-type="float" office:value="1372.96992473764" calcext:value-type="float">
            <text:p>1372.96992473764</text:p>
          </table:table-cell>
          <table:table-cell office:value-type="float" office:value="1404.09023840447" calcext:value-type="float">
            <text:p>1404.09023840447</text:p>
          </table:table-cell>
          <table:table-cell office:value-type="float" office:value="1396.31015998776" calcext:value-type="float">
            <text:p>1396.31015998776</text:p>
          </table:table-cell>
        </table:table-row>
        <table:table-row table:style-name="ro1">
          <table:table-cell office:value-type="string" calcext:value-type="string">
            <text:p>ALIKOG </text:p>
          </table:table-cell>
          <table:table-cell office:value-type="float" office:value="-6.8" calcext:value-type="float">
            <text:p>-6.8</text:p>
          </table:table-cell>
          <table:table-cell office:value-type="float" office:value="6.8" calcext:value-type="float">
            <text:p>6.8</text:p>
          </table:table-cell>
          <table:table-cell office:value-type="float" office:value="1372.39227722772" calcext:value-type="float">
            <text:p>1372.39227722772</text:p>
          </table:table-cell>
          <table:table-cell office:value-type="float" office:value="1385.99227722772" calcext:value-type="float">
            <text:p>1385.99227722772</text:p>
          </table:table-cell>
          <table:table-cell office:value-type="float" office:value="0.508769774935611" calcext:value-type="float">
            <text:p>0.508769774935611</text:p>
          </table:table-cell>
          <table:table-cell office:value-type="float" office:value="0.508912713176267" calcext:value-type="float">
            <text:p>0.508912713176267</text:p>
          </table:table-cell>
          <table:table-cell office:value-type="float" office:value="-0.0000369735312967245" calcext:value-type="float">
            <text:p>-3.69735312967245E-05</text:p>
          </table:table-cell>
          <table:table-cell office:value-type="float" office:value="0.00554740568112944" calcext:value-type="float">
            <text:p>0.00554740568112944</text:p>
          </table:table-cell>
          <table:table-cell office:value-type="float" office:value="-0.0256918410366719" calcext:value-type="float">
            <text:p>-0.0256918410366719</text:p>
          </table:table-cell>
          <table:table-cell office:value-type="float" office:value="3.85489045947532" calcext:value-type="float">
            <text:p>3.85489045947532</text:p>
          </table:table-cell>
          <table:table-cell office:value-type="float" office:value="1372.46590905051" calcext:value-type="float">
            <text:p>1372.46590905051</text:p>
          </table:table-cell>
          <table:table-cell office:value-type="float" office:value="1389.74783210919" calcext:value-type="float">
            <text:p>1389.74783210919</text:p>
          </table:table-cell>
          <table:table-cell office:value-type="float" office:value="1385.42735134452" calcext:value-type="float">
            <text:p>1385.42735134452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float" office:value="-16.96" calcext:value-type="float">
            <text:p>-16.96</text:p>
          </table:table-cell>
          <table:table-cell office:value-type="float" office:value="16.96" calcext:value-type="float">
            <text:p>16.96</text:p>
          </table:table-cell>
          <table:table-cell office:value-type="float" office:value="1241.44415841584" calcext:value-type="float">
            <text:p>1241.44415841584</text:p>
          </table:table-cell>
          <table:table-cell office:value-type="float" office:value="1275.36415841584" calcext:value-type="float">
            <text:p>1275.36415841584</text:p>
          </table:table-cell>
          <table:table-cell office:value-type="float" office:value="0.50730722512785" calcext:value-type="float">
            <text:p>0.50730722512785</text:p>
          </table:table-cell>
          <table:table-cell office:value-type="float" office:value="0.507714145972988" calcext:value-type="float">
            <text:p>0.507714145972988</text:p>
          </table:table-cell>
          <table:table-cell office:value-type="float" office:value="-0.0846372228960651" calcext:value-type="float">
            <text:p>-0.0846372228960651</text:p>
          </table:table-cell>
          <table:table-cell office:value-type="float" office:value="0.0801927748721497" calcext:value-type="float">
            <text:p>0.0801927748721497</text:p>
          </table:table-cell>
          <table:table-cell office:value-type="float" office:value="-59.3835552986053" calcext:value-type="float">
            <text:p>-59.3835552986053</text:p>
          </table:table-cell>
          <table:table-cell office:value-type="float" office:value="56.2089629871941" calcext:value-type="float">
            <text:p>56.2089629871941</text:p>
          </table:table-cell>
          <table:table-cell office:value-type="float" office:value="1182.35166056365" calcext:value-type="float">
            <text:p>1182.35166056365</text:p>
          </table:table-cell>
          <table:table-cell office:value-type="float" office:value="1331.28293708703" calcext:value-type="float">
            <text:p>1331.28293708703</text:p>
          </table:table-cell>
          <table:table-cell office:value-type="float" office:value="1294.05011795618" calcext:value-type="float">
            <text:p>1294.05011795618</text:p>
          </table:table-cell>
        </table:table-row>
        <table:table-row table:style-name="ro1">
          <table:table-cell office:value-type="string" calcext:value-type="string">
            <text:p>0BackInBlack0</text:p>
          </table:table-cell>
          <table:table-cell office:value-type="float" office:value="-9.48" calcext:value-type="float">
            <text:p>-9.48</text:p>
          </table:table-cell>
          <table:table-cell office:value-type="float" office:value="9.48" calcext:value-type="float">
            <text:p>9.48</text:p>
          </table:table-cell>
          <table:table-cell office:value-type="float" office:value="1100.58415841584" calcext:value-type="float">
            <text:p>1100.58415841584</text:p>
          </table:table-cell>
          <table:table-cell office:value-type="float" office:value="1119.54415841584" calcext:value-type="float">
            <text:p>1119.54415841584</text:p>
          </table:table-cell>
          <table:table-cell office:value-type="float" office:value="0.505167173354192" calcext:value-type="float">
            <text:p>0.505167173354192</text:p>
          </table:table-cell>
          <table:table-cell office:value-type="float" office:value="0.505510423643156" calcext:value-type="float">
            <text:p>0.505510423643156</text:p>
          </table:table-cell>
          <table:table-cell office:value-type="float" office:value="0.004274312168977" calcext:value-type="float">
            <text:p>0.004274312168977</text:p>
          </table:table-cell>
          <table:table-cell office:value-type="float" office:value="0.0129675416717144" calcext:value-type="float">
            <text:p>0.0129675416717144</text:p>
          </table:table-cell>
          <table:table-cell office:value-type="float" office:value="2.97016865597654" calcext:value-type="float">
            <text:p>2.97016865597654</text:p>
          </table:table-cell>
          <table:table-cell office:value-type="float" office:value="9.01279198331568" calcext:value-type="float">
            <text:p>9.01279198331568</text:p>
          </table:table-cell>
          <table:table-cell office:value-type="float" office:value="1103.79286067121" calcext:value-type="float">
            <text:p>1103.79286067121</text:p>
          </table:table-cell>
          <table:table-cell office:value-type="float" office:value="1128.31827934383" calcext:value-type="float">
            <text:p>1128.31827934383</text:p>
          </table:table-cell>
          <table:table-cell office:value-type="float" office:value="1122.18692467567" calcext:value-type="float">
            <text:p>1122.18692467567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18.92" calcext:value-type="float">
            <text:p>-18.92</text:p>
          </table:table-cell>
          <table:table-cell office:value-type="float" office:value="18.92" calcext:value-type="float">
            <text:p>18.92</text:p>
          </table:table-cell>
          <table:table-cell office:value-type="float" office:value="1013.41207920792" calcext:value-type="float">
            <text:p>1013.41207920792</text:p>
          </table:table-cell>
          <table:table-cell office:value-type="float" office:value="1051.25207920792" calcext:value-type="float">
            <text:p>1051.25207920792</text:p>
          </table:table-cell>
          <table:table-cell office:value-type="float" office:value="0.503292329799953" calcext:value-type="float">
            <text:p>0.503292329799953</text:p>
          </table:table-cell>
          <table:table-cell office:value-type="float" office:value="0.504170608685219" calcext:value-type="float">
            <text:p>0.504170608685219</text:p>
          </table:table-cell>
          <table:table-cell office:value-type="float" office:value="-0.144170608685219" calcext:value-type="float">
            <text:p>-0.144170608685219</text:p>
          </table:table-cell>
          <table:table-cell office:value-type="float" office:value="0.0934818637484341" calcext:value-type="float">
            <text:p>0.0934818637484341</text:p>
          </table:table-cell>
          <table:table-cell office:value-type="float" office:value="-103.103635134727" calcext:value-type="float">
            <text:p>-103.103635134727</text:p>
          </table:table-cell>
          <table:table-cell office:value-type="float" office:value="65.7310104167844" calcext:value-type="float">
            <text:p>65.7310104167844</text:p>
          </table:table-cell>
          <table:table-cell office:value-type="float" office:value="910.973709121403" calcext:value-type="float">
            <text:p>910.973709121403</text:p>
          </table:table-cell>
          <table:table-cell office:value-type="float" office:value="1116.3509076956" calcext:value-type="float">
            <text:p>1116.3509076956</text:p>
          </table:table-cell>
          <table:table-cell office:value-type="float" office:value="1065.00660805205" calcext:value-type="float">
            <text:p>1065.00660805205</text:p>
          </table:table-cell>
        </table:table-row>
        <table:table-row table:style-name="ro1">
          <table:table-cell office:value-type="string" calcext:value-type="string">
            <text:p>redneal314</text:p>
          </table:table-cell>
          <table:table-cell office:value-type="float" office:value="-22.28" calcext:value-type="float">
            <text:p>-22.28</text:p>
          </table:table-cell>
          <table:table-cell office:value-type="float" office:value="22.28" calcext:value-type="float">
            <text:p>22.28</text:p>
          </table:table-cell>
          <table:table-cell office:value-type="float" office:value="949.767128712871" calcext:value-type="float">
            <text:p>949.767128712871</text:p>
          </table:table-cell>
          <table:table-cell office:value-type="float" office:value="994.327128712871" calcext:value-type="float">
            <text:p>994.327128712871</text:p>
          </table:table-cell>
          <table:table-cell office:value-type="float" office:value="0.501557171995628" calcext:value-type="float">
            <text:p>0.501557171995628</text:p>
          </table:table-cell>
          <table:table-cell office:value-type="float" office:value="0.502807714506396" calcext:value-type="float">
            <text:p>0.502807714506396</text:p>
          </table:table-cell>
          <table:table-cell office:value-type="float" office:value="-0.0110044358178717" calcext:value-type="float">
            <text:p>-0.0110044358178717</text:p>
          </table:table-cell>
          <table:table-cell office:value-type="float" office:value="0.116089886827902" calcext:value-type="float">
            <text:p>0.116089886827902</text:p>
          </table:table-cell>
          <table:table-cell office:value-type="float" office:value="-7.64790021956454" calcext:value-type="float">
            <text:p>-7.64790021956454</text:p>
          </table:table-cell>
          <table:table-cell office:value-type="float" office:value="82.1658108700225" calcext:value-type="float">
            <text:p>82.1658108700225</text:p>
          </table:table-cell>
          <table:table-cell office:value-type="float" office:value="942.988569492352" calcext:value-type="float">
            <text:p>942.988569492352</text:p>
          </table:table-cell>
          <table:table-cell office:value-type="float" office:value="1075.57502206808" calcext:value-type="float">
            <text:p>1075.57502206808</text:p>
          </table:table-cell>
          <table:table-cell office:value-type="float" office:value="1042.42840892415" calcext:value-type="float">
            <text:p>1042.42840892415</text:p>
          </table:table-cell>
        </table:table-row>
        <table:table-row table:style-name="ro1">
          <table:table-cell office:value-type="string" calcext:value-type="string">
            <text:p>Jasuni</text:p>
          </table:table-cell>
          <table:table-cell office:value-type="float" office:value="-11.2" calcext:value-type="float">
            <text:p>-11.2</text:p>
          </table:table-cell>
          <table:table-cell office:value-type="float" office:value="11.2" calcext:value-type="float">
            <text:p>11.2</text:p>
          </table:table-cell>
          <table:table-cell office:value-type="float" office:value="935.144155844156" calcext:value-type="float">
            <text:p>935.144155844156</text:p>
          </table:table-cell>
          <table:table-cell office:value-type="float" office:value="957.544155844156" calcext:value-type="float">
            <text:p>957.544155844156</text:p>
          </table:table-cell>
          <table:table-cell office:value-type="float" office:value="0.501108028306303" calcext:value-type="float">
            <text:p>0.501108028306303</text:p>
          </table:table-cell>
          <table:table-cell office:value-type="float" office:value="0.50178801050189" calcext:value-type="float">
            <text:p>0.50178801050189</text:p>
          </table:table-cell>
          <table:table-cell office:value-type="float" office:value="-0.0337029041189116" calcext:value-type="float">
            <text:p>-0.0337029041189116</text:p>
          </table:table-cell>
          <table:table-cell office:value-type="float" office:value="0.0271938584861494" calcext:value-type="float">
            <text:p>0.0271938584861494</text:p>
          </table:table-cell>
          <table:table-cell office:value-type="float" office:value="-23.4547421380165" calcext:value-type="float">
            <text:p>-23.4547421380165</text:p>
          </table:table-cell>
          <table:table-cell office:value-type="float" office:value="18.9148932603142" calcext:value-type="float">
            <text:p>18.9148932603142</text:p>
          </table:table-cell>
          <table:table-cell office:value-type="float" office:value="912.164026942668" calcext:value-type="float">
            <text:p>912.164026942668</text:p>
          </table:table-cell>
          <table:table-cell office:value-type="float" office:value="975.985182126911" calcext:value-type="float">
            <text:p>975.985182126911</text:p>
          </table:table-cell>
          <table:table-cell office:value-type="float" office:value="960.029893330851" calcext:value-type="float">
            <text:p>960.029893330851</text:p>
          </table:table-cell>
        </table:table-row>
      </table:table>
      <table:table table:name="Ranked_Full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Tournament Elo Window</text:p>
          </table:table-cell>
          <table:table-cell/>
          <table:table-cell office:value-type="string" calcext:value-type="string">
            <text:p>Tournament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float" office:value="-11.68" calcext:value-type="float">
            <text:p>-11.68</text:p>
          </table:table-cell>
          <table:table-cell office:value-type="float" office:value="11.68" calcext:value-type="float">
            <text:p>11.68</text:p>
          </table:table-cell>
          <table:table-cell office:value-type="float" office:value="2188.66851485149" calcext:value-type="float">
            <text:p>2188.66851485149</text:p>
          </table:table-cell>
          <table:table-cell office:value-type="float" office:value="2212.02851485148" calcext:value-type="float">
            <text:p>2212.02851485148</text:p>
          </table:table-cell>
          <table:table-cell office:value-type="float" office:value="0.536644335696731" calcext:value-type="float">
            <text:p>0.536644335696731</text:p>
          </table:table-cell>
          <table:table-cell office:value-type="float" office:value="0.538601327124687" calcext:value-type="float">
            <text:p>0.538601327124687</text:p>
          </table:table-cell>
          <table:table-cell office:value-type="float" office:value="-0.00534578453425527" calcext:value-type="float">
            <text:p>-0.00534578453425527</text:p>
          </table:table-cell>
          <table:table-cell office:value-type="float" office:value="0.00448120542881014" calcext:value-type="float">
            <text:p>0.00448120542881014</text:p>
          </table:table-cell>
          <table:table-cell office:value-type="float" office:value="-3.71477310859178" calcext:value-type="float">
            <text:p>-3.71477310859178</text:p>
          </table:table-cell>
          <table:table-cell office:value-type="float" office:value="3.11394384144486" calcext:value-type="float">
            <text:p>3.11394384144486</text:p>
          </table:table-cell>
          <table:table-cell office:value-type="float" office:value="2186.31370416023" calcext:value-type="float">
            <text:p>2186.31370416023</text:p>
          </table:table-cell>
          <table:table-cell office:value-type="float" office:value="2213.78253329167" calcext:value-type="float">
            <text:p>2213.78253329167</text:p>
          </table:table-cell>
          <table:table-cell office:value-type="float" office:value="2206.91532600881" calcext:value-type="float">
            <text:p>2206.91532600881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-6.32" calcext:value-type="float">
            <text:p>-6.32</text:p>
          </table:table-cell>
          <table:table-cell office:value-type="float" office:value="6.32" calcext:value-type="float">
            <text:p>6.32</text:p>
          </table:table-cell>
          <table:table-cell office:value-type="float" office:value="2062.22514851485" calcext:value-type="float">
            <text:p>2062.22514851485</text:p>
          </table:table-cell>
          <table:table-cell office:value-type="float" office:value="2074.86514851485" calcext:value-type="float">
            <text:p>2074.86514851485</text:p>
          </table:table-cell>
          <table:table-cell office:value-type="float" office:value="0.527640160685045" calcext:value-type="float">
            <text:p>0.527640160685045</text:p>
          </table:table-cell>
          <table:table-cell office:value-type="float" office:value="0.528426706353286" calcext:value-type="float">
            <text:p>0.528426706353286</text:p>
          </table:table-cell>
          <table:table-cell office:value-type="float" office:value="-0.0263058763636038" calcext:value-type="float">
            <text:p>-0.0263058763636038</text:p>
          </table:table-cell>
          <table:table-cell office:value-type="float" office:value="-0.0249946580395428" calcext:value-type="float">
            <text:p>-0.0249946580395428</text:p>
          </table:table-cell>
          <table:table-cell office:value-type="float" office:value="-18.2960887628245" calcext:value-type="float">
            <text:p>-18.2960887628245</text:p>
          </table:table-cell>
          <table:table-cell office:value-type="float" office:value="-17.3825562369165" calcext:value-type="float">
            <text:p>-17.3825562369165</text:p>
          </table:table-cell>
          <table:table-cell office:value-type="float" office:value="2044.47707967628" calcext:value-type="float">
            <text:p>2044.47707967628</text:p>
          </table:table-cell>
          <table:table-cell office:value-type="float" office:value="2056.93463150824" calcext:value-type="float">
            <text:p>2056.93463150824</text:p>
          </table:table-cell>
          <table:table-cell office:value-type="float" office:value="2053.82024355025" calcext:value-type="float">
            <text:p>2053.82024355025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6.04" calcext:value-type="float">
            <text:p>-6.04</text:p>
          </table:table-cell>
          <table:table-cell office:value-type="float" office:value="6.04" calcext:value-type="float">
            <text:p>6.04</text:p>
          </table:table-cell>
          <table:table-cell office:value-type="float" office:value="2054.52415841584" calcext:value-type="float">
            <text:p>2054.52415841584</text:p>
          </table:table-cell>
          <table:table-cell office:value-type="float" office:value="2066.60415841584" calcext:value-type="float">
            <text:p>2066.60415841584</text:p>
          </table:table-cell>
          <table:table-cell office:value-type="float" office:value="0.527172565660258" calcext:value-type="float">
            <text:p>0.527172565660258</text:p>
          </table:table-cell>
          <table:table-cell office:value-type="float" office:value="0.52790995471339" calcext:value-type="float">
            <text:p>0.52790995471339</text:p>
          </table:table-cell>
          <table:table-cell office:value-type="float" office:value="-0.0239210173662989" calcext:value-type="float">
            <text:p>-0.0239210173662989</text:p>
          </table:table-cell>
          <table:table-cell office:value-type="float" office:value="-0.0226107154586881" calcext:value-type="float">
            <text:p>-0.0226107154586881</text:p>
          </table:table-cell>
          <table:table-cell office:value-type="float" office:value="-16.6347246258408" calcext:value-type="float">
            <text:p>-16.6347246258408</text:p>
          </table:table-cell>
          <table:table-cell office:value-type="float" office:value="-15.722257402138" calcext:value-type="float">
            <text:p>-15.722257402138</text:p>
          </table:table-cell>
          <table:table-cell office:value-type="float" office:value="2038.40296372345" calcext:value-type="float">
            <text:p>2038.40296372345</text:p>
          </table:table-cell>
          <table:table-cell office:value-type="float" office:value="2050.36842595622" calcext:value-type="float">
            <text:p>2050.36842595622</text:p>
          </table:table-cell>
          <table:table-cell office:value-type="float" office:value="2047.37706039803" calcext:value-type="float">
            <text:p>2047.37706039803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6.76" calcext:value-type="float">
            <text:p>-6.76</text:p>
          </table:table-cell>
          <table:table-cell office:value-type="float" office:value="6.76" calcext:value-type="float">
            <text:p>6.76</text:p>
          </table:table-cell>
          <table:table-cell office:value-type="float" office:value="1957.78653465347" calcext:value-type="float">
            <text:p>1957.78653465347</text:p>
          </table:table-cell>
          <table:table-cell office:value-type="float" office:value="1971.30653465347" calcext:value-type="float">
            <text:p>1971.30653465347</text:p>
          </table:table-cell>
          <table:table-cell office:value-type="float" office:value="0.522005259677017" calcext:value-type="float">
            <text:p>0.522005259677017</text:p>
          </table:table-cell>
          <table:table-cell office:value-type="float" office:value="0.522652436458721" calcext:value-type="float">
            <text:p>0.522652436458721</text:p>
          </table:table-cell>
          <table:table-cell office:value-type="float" office:value="0.00107637710060127" calcext:value-type="float">
            <text:p>0.00107637710060127</text:p>
          </table:table-cell>
          <table:table-cell office:value-type="float" office:value="0.00684089416913725" calcext:value-type="float">
            <text:p>0.00684089416913725</text:p>
          </table:table-cell>
          <table:table-cell office:value-type="float" office:value="0.747944571794932" calcext:value-type="float">
            <text:p>0.747944571794932</text:p>
          </table:table-cell>
          <table:table-cell office:value-type="float" office:value="4.75383678279305" calcext:value-type="float">
            <text:p>4.75383678279305</text:p>
          </table:table-cell>
          <table:table-cell office:value-type="float" office:value="1958.98418730176" calcext:value-type="float">
            <text:p>1958.98418730176</text:p>
          </table:table-cell>
          <table:table-cell office:value-type="float" office:value="1975.61059046696" calcext:value-type="float">
            <text:p>1975.61059046696</text:p>
          </table:table-cell>
          <table:table-cell office:value-type="float" office:value="1971.45398967566" calcext:value-type="float">
            <text:p>1971.45398967566</text:p>
          </table:table-cell>
        </table:table-row>
        <table:table-row table:style-name="ro1">
          <table:table-cell office:value-type="string" calcext:value-type="string">
            <text:p>Snapy_</text:p>
          </table:table-cell>
          <table:table-cell office:value-type="float" office:value="-9.56" calcext:value-type="float">
            <text:p>-9.56</text:p>
          </table:table-cell>
          <table:table-cell office:value-type="float" office:value="9.56" calcext:value-type="float">
            <text:p>9.56</text:p>
          </table:table-cell>
          <table:table-cell office:value-type="float" office:value="1904.1097029703" calcext:value-type="float">
            <text:p>1904.1097029703</text:p>
          </table:table-cell>
          <table:table-cell office:value-type="float" office:value="1923.2297029703" calcext:value-type="float">
            <text:p>1923.2297029703</text:p>
          </table:table-cell>
          <table:table-cell office:value-type="float" office:value="0.519656823103163" calcext:value-type="float">
            <text:p>0.519656823103163</text:p>
          </table:table-cell>
          <table:table-cell office:value-type="float" office:value="0.520454011977544" calcext:value-type="float">
            <text:p>0.520454011977544</text:p>
          </table:table-cell>
          <table:table-cell office:value-type="float" office:value="0.0348265160752614" calcext:value-type="float">
            <text:p>0.0348265160752614</text:p>
          </table:table-cell>
          <table:table-cell office:value-type="float" office:value="0.0402453773858349" calcext:value-type="float">
            <text:p>0.0402453773858349</text:p>
          </table:table-cell>
          <table:table-cell office:value-type="float" office:value="24.2391920277316" calcext:value-type="float">
            <text:p>24.2391920277316</text:p>
          </table:table-cell>
          <table:table-cell office:value-type="float" office:value="28.0259819880515" calcext:value-type="float">
            <text:p>28.0259819880515</text:p>
          </table:table-cell>
          <table:table-cell office:value-type="float" office:value="1928.90560175068" calcext:value-type="float">
            <text:p>1928.90560175068</text:p>
          </table:table-cell>
          <table:table-cell office:value-type="float" office:value="1950.69820065179" calcext:value-type="float">
            <text:p>1950.69820065179</text:p>
          </table:table-cell>
          <table:table-cell office:value-type="float" office:value="1945.25005092651" calcext:value-type="float">
            <text:p>1945.25005092651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8.4" calcext:value-type="float">
            <text:p>-8.4</text:p>
          </table:table-cell>
          <table:table-cell office:value-type="float" office:value="8.4" calcext:value-type="float">
            <text:p>8.4</text:p>
          </table:table-cell>
          <table:table-cell office:value-type="float" office:value="1935.65247524752" calcext:value-type="float">
            <text:p>1935.65247524752</text:p>
          </table:table-cell>
          <table:table-cell office:value-type="float" office:value="1952.45247524752" calcext:value-type="float">
            <text:p>1952.45247524752</text:p>
          </table:table-cell>
          <table:table-cell office:value-type="float" office:value="0.5209949850303" calcext:value-type="float">
            <text:p>0.5209949850303</text:p>
          </table:table-cell>
          <table:table-cell office:value-type="float" office:value="0.521756264080798" calcext:value-type="float">
            <text:p>0.521756264080798</text:p>
          </table:table-cell>
          <table:table-cell office:value-type="float" office:value="-0.0109035509025036" calcext:value-type="float">
            <text:p>-0.0109035509025036</text:p>
          </table:table-cell>
          <table:table-cell office:value-type="float" office:value="-0.00462593741125206" calcext:value-type="float">
            <text:p>-0.00462593741125206</text:p>
          </table:table-cell>
          <table:table-cell office:value-type="float" office:value="-7.57776453772993" calcext:value-type="float">
            <text:p>-7.57776453772993</text:p>
          </table:table-cell>
          <table:table-cell office:value-type="float" office:value="-3.21452226625415" calcext:value-type="float">
            <text:p>-3.21452226625415</text:p>
          </table:table-cell>
          <table:table-cell office:value-type="float" office:value="1928.60393608555" calcext:value-type="float">
            <text:p>1928.60393608555</text:p>
          </table:table-cell>
          <table:table-cell office:value-type="float" office:value="1948.70890897004" calcext:value-type="float">
            <text:p>1948.70890897004</text:p>
          </table:table-cell>
          <table:table-cell office:value-type="float" office:value="1943.68266574892" calcext:value-type="float">
            <text:p>1943.68266574892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6.92" calcext:value-type="float">
            <text:p>-6.92</text:p>
          </table:table-cell>
          <table:table-cell office:value-type="float" office:value="6.92" calcext:value-type="float">
            <text:p>6.92</text:p>
          </table:table-cell>
          <table:table-cell office:value-type="float" office:value="1931.98455445545" calcext:value-type="float">
            <text:p>1931.98455445545</text:p>
          </table:table-cell>
          <table:table-cell office:value-type="float" office:value="1945.82455445545" calcext:value-type="float">
            <text:p>1945.82455445545</text:p>
          </table:table-cell>
          <table:table-cell office:value-type="float" office:value="0.520833340012725" calcext:value-type="float">
            <text:p>0.520833340012725</text:p>
          </table:table-cell>
          <table:table-cell office:value-type="float" office:value="0.521451792839666" calcext:value-type="float">
            <text:p>0.521451792839666</text:p>
          </table:table-cell>
          <table:table-cell office:value-type="float" office:value="-0.00710201705491298" calcext:value-type="float">
            <text:p>-0.00710201705491298</text:p>
          </table:table-cell>
          <table:table-cell office:value-type="float" office:value="-0.00531227571117288" calcext:value-type="float">
            <text:p>-0.00531227571117288</text:p>
          </table:table-cell>
          <table:table-cell office:value-type="float" office:value="-4.93531883332366" calcext:value-type="float">
            <text:p>-4.93531883332366</text:p>
          </table:table-cell>
          <table:table-cell office:value-type="float" office:value="-3.69148614818268" calcext:value-type="float">
            <text:p>-3.69148614818268</text:p>
          </table:table-cell>
          <table:table-cell office:value-type="float" office:value="1927.4790600489" calcext:value-type="float">
            <text:p>1927.4790600489</text:p>
          </table:table-cell>
          <table:table-cell office:value-type="float" office:value="1941.70326888349" calcext:value-type="float">
            <text:p>1941.70326888349</text:p>
          </table:table-cell>
          <table:table-cell office:value-type="float" office:value="1938.14721667484" calcext:value-type="float">
            <text:p>1938.14721667484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-17.12" calcext:value-type="float">
            <text:p>-17.12</text:p>
          </table:table-cell>
          <table:table-cell office:value-type="float" office:value="17.12" calcext:value-type="float">
            <text:p>17.12</text:p>
          </table:table-cell>
          <table:table-cell office:value-type="float" office:value="1772.58514851485" calcext:value-type="float">
            <text:p>1772.58514851485</text:p>
          </table:table-cell>
          <table:table-cell office:value-type="float" office:value="1806.82514851485" calcext:value-type="float">
            <text:p>1806.82514851485</text:p>
          </table:table-cell>
          <table:table-cell office:value-type="float" office:value="0.515220942193381" calcext:value-type="float">
            <text:p>0.515220942193381</text:p>
          </table:table-cell>
          <table:table-cell office:value-type="float" office:value="0.516213490577285" calcext:value-type="float">
            <text:p>0.516213490577285</text:p>
          </table:table-cell>
          <table:table-cell office:value-type="float" office:value="0.00348080689479069" calcext:value-type="float">
            <text:p>0.00348080689479069</text:p>
          </table:table-cell>
          <table:table-cell office:value-type="float" office:value="0.0103010995699602" calcext:value-type="float">
            <text:p>0.0103010995699602</text:p>
          </table:table-cell>
          <table:table-cell office:value-type="float" office:value="2.41875143784731" calcext:value-type="float">
            <text:p>2.41875143784731</text:p>
          </table:table-cell>
          <table:table-cell office:value-type="float" office:value="7.15895010947979" calcext:value-type="float">
            <text:p>7.15895010947979</text:p>
          </table:table-cell>
          <table:table-cell office:value-type="float" office:value="1775.69363707587" calcext:value-type="float">
            <text:p>1775.69363707587</text:p>
          </table:table-cell>
          <table:table-cell office:value-type="float" office:value="1813.29413982391" calcext:value-type="float">
            <text:p>1813.29413982391</text:p>
          </table:table-cell>
          <table:table-cell office:value-type="float" office:value="1803.8940141369" calcext:value-type="float">
            <text:p>1803.8940141369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6.04" calcext:value-type="float">
            <text:p>-6.04</text:p>
          </table:table-cell>
          <table:table-cell office:value-type="float" office:value="6.04" calcext:value-type="float">
            <text:p>6.04</text:p>
          </table:table-cell>
          <table:table-cell office:value-type="float" office:value="1729.51643564356" calcext:value-type="float">
            <text:p>1729.51643564356</text:p>
          </table:table-cell>
          <table:table-cell office:value-type="float" office:value="1741.59643564356" calcext:value-type="float">
            <text:p>1741.59643564356</text:p>
          </table:table-cell>
          <table:table-cell office:value-type="float" office:value="0.514113778630472" calcext:value-type="float">
            <text:p>0.514113778630472</text:p>
          </table:table-cell>
          <table:table-cell office:value-type="float" office:value="0.514409307192921" calcext:value-type="float">
            <text:p>0.514409307192921</text:p>
          </table:table-cell>
          <table:table-cell office:value-type="float" office:value="0.0167382337906856" calcext:value-type="float">
            <text:p>0.0167382337906856</text:p>
          </table:table-cell>
          <table:table-cell office:value-type="float" office:value="0.0231996542053492" calcext:value-type="float">
            <text:p>0.0231996542053492</text:p>
          </table:table-cell>
          <table:table-cell office:value-type="float" office:value="11.6352638604831" calcext:value-type="float">
            <text:p>11.6352638604831</text:p>
          </table:table-cell>
          <table:table-cell office:value-type="float" office:value="16.1323546324508" calcext:value-type="float">
            <text:p>16.1323546324508</text:p>
          </table:table-cell>
          <table:table-cell office:value-type="float" office:value="1741.35728827213" calcext:value-type="float">
            <text:p>1741.35728827213</text:p>
          </table:table-cell>
          <table:table-cell office:value-type="float" office:value="1757.52299856939" calcext:value-type="float">
            <text:p>1757.52299856939</text:p>
          </table:table-cell>
          <table:table-cell office:value-type="float" office:value="1753.48157099508" calcext:value-type="float">
            <text:p>1753.48157099508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-6.8" calcext:value-type="float">
            <text:p>-6.8</text:p>
          </table:table-cell>
          <table:table-cell office:value-type="float" office:value="6.8" calcext:value-type="float">
            <text:p>6.8</text:p>
          </table:table-cell>
          <table:table-cell office:value-type="float" office:value="1746.21425742574" calcext:value-type="float">
            <text:p>1746.21425742574</text:p>
          </table:table-cell>
          <table:table-cell office:value-type="float" office:value="1759.81425742574" calcext:value-type="float">
            <text:p>1759.81425742574</text:p>
          </table:table-cell>
          <table:table-cell office:value-type="float" office:value="0.514525297859036" calcext:value-type="float">
            <text:p>0.514525297859036</text:p>
          </table:table-cell>
          <table:table-cell office:value-type="float" office:value="0.514876873332412" calcext:value-type="float">
            <text:p>0.514876873332412</text:p>
          </table:table-cell>
          <table:table-cell office:value-type="float" office:value="-0.00732653776194225" calcext:value-type="float">
            <text:p>-0.00732653776194225</text:p>
          </table:table-cell>
          <table:table-cell office:value-type="float" office:value="-0.00555978061765627" calcext:value-type="float">
            <text:p>-0.00555978061765627</text:p>
          </table:table-cell>
          <table:table-cell office:value-type="float" office:value="-5.09136428860654" calcext:value-type="float">
            <text:p>-5.09136428860654</text:p>
          </table:table-cell>
          <table:table-cell office:value-type="float" office:value="-3.86349050709609" calcext:value-type="float">
            <text:p>-3.86349050709609</text:p>
          </table:table-cell>
          <table:table-cell office:value-type="float" office:value="1741.36724278565" calcext:value-type="float">
            <text:p>1741.36724278565</text:p>
          </table:table-cell>
          <table:table-cell office:value-type="float" office:value="1755.70643509679" calcext:value-type="float">
            <text:p>1755.70643509679</text:p>
          </table:table-cell>
          <table:table-cell office:value-type="float" office:value="1752.12163701901" calcext:value-type="float">
            <text:p>1752.12163701901</text:p>
          </table:table-cell>
        </table:table-row>
        <table:table-row table:style-name="ro1">
          <table:table-cell office:value-type="string" calcext:value-type="string">
            <text:p>Happytheandy</text:p>
          </table:table-cell>
          <table:table-cell office:value-type="float" office:value="-5.72" calcext:value-type="float">
            <text:p>-5.72</text:p>
          </table:table-cell>
          <table:table-cell office:value-type="float" office:value="5.72" calcext:value-type="float">
            <text:p>5.72</text:p>
          </table:table-cell>
          <table:table-cell office:value-type="float" office:value="1684.19643564356" calcext:value-type="float">
            <text:p>1684.19643564356</text:p>
          </table:table-cell>
          <table:table-cell office:value-type="float" office:value="1695.63643564356" calcext:value-type="float">
            <text:p>1695.63643564356</text:p>
          </table:table-cell>
          <table:table-cell office:value-type="float" office:value="0.513101115415968" calcext:value-type="float">
            <text:p>0.513101115415968</text:p>
          </table:table-cell>
          <table:table-cell office:value-type="float" office:value="0.513343066615712" calcext:value-type="float">
            <text:p>0.513343066615712</text:p>
          </table:table-cell>
          <table:table-cell office:value-type="float" office:value="0.0295803672589978" calcext:value-type="float">
            <text:p>0.0295803672589978</text:p>
          </table:table-cell>
          <table:table-cell office:value-type="float" office:value="0.0432898620276408" calcext:value-type="float">
            <text:p>0.0432898620276408</text:p>
          </table:table-cell>
          <table:table-cell office:value-type="float" office:value="20.5785751723815" calcext:value-type="float">
            <text:p>20.5785751723815</text:p>
          </table:table-cell>
          <table:table-cell office:value-type="float" office:value="30.156379568028" calcext:value-type="float">
            <text:p>30.156379568028</text:p>
          </table:table-cell>
          <table:table-cell office:value-type="float" office:value="1704.9437310925" calcext:value-type="float">
            <text:p>1704.9437310925</text:p>
          </table:table-cell>
          <table:table-cell office:value-type="float" office:value="1725.62342764401" calcext:value-type="float">
            <text:p>1725.62342764401</text:p>
          </table:table-cell>
          <table:table-cell office:value-type="float" office:value="1720.45350350613" calcext:value-type="float">
            <text:p>1720.45350350613</text:p>
          </table:table-cell>
        </table:table-row>
        <table:table-row table:style-name="ro1">
          <table:table-cell office:value-type="string" calcext:value-type="string">
            <text:p>DjSapsan</text:p>
          </table:table-cell>
          <table:table-cell office:value-type="float" office:value="-7.6" calcext:value-type="float">
            <text:p>-7.6</text:p>
          </table:table-cell>
          <table:table-cell office:value-type="float" office:value="7.6" calcext:value-type="float">
            <text:p>7.6</text:p>
          </table:table-cell>
          <table:table-cell office:value-type="float" office:value="1688.96613861386" calcext:value-type="float">
            <text:p>1688.96613861386</text:p>
          </table:table-cell>
          <table:table-cell office:value-type="float" office:value="1704.16613861386" calcext:value-type="float">
            <text:p>1704.16613861386</text:p>
          </table:table-cell>
          <table:table-cell office:value-type="float" office:value="0.513200916631978" calcext:value-type="float">
            <text:p>0.513200916631978</text:p>
          </table:table-cell>
          <table:table-cell office:value-type="float" office:value="0.513529319989029" calcext:value-type="float">
            <text:p>0.513529319989029</text:p>
          </table:table-cell>
          <table:table-cell office:value-type="float" office:value="-0.000916707376416137" calcext:value-type="float">
            <text:p>-0.000916707376416137</text:p>
          </table:table-cell>
          <table:table-cell office:value-type="float" office:value="0.0048379362819907" calcext:value-type="float">
            <text:p>0.0048379362819907</text:p>
          </table:table-cell>
          <table:table-cell office:value-type="float" office:value="-0.636994241889564" calcext:value-type="float">
            <text:p>-0.636994241889564</text:p>
          </table:table-cell>
          <table:table-cell office:value-type="float" office:value="3.36184736719117" calcext:value-type="float">
            <text:p>3.36184736719117</text:p>
          </table:table-cell>
          <table:table-cell office:value-type="float" office:value="1688.55734292235" calcext:value-type="float">
            <text:p>1688.55734292235</text:p>
          </table:table-cell>
          <table:table-cell office:value-type="float" office:value="1707.29976800697" calcext:value-type="float">
            <text:p>1707.29976800697</text:p>
          </table:table-cell>
          <table:table-cell office:value-type="float" office:value="1702.61416173581" calcext:value-type="float">
            <text:p>1702.61416173581</text:p>
          </table:table-cell>
        </table:table-row>
        <table:table-row table:style-name="ro1">
          <table:table-cell office:value-type="string" calcext:value-type="string">
            <text:p>gurastobbybufas</text:p>
          </table:table-cell>
          <table:table-cell office:value-type="float" office:value="-7.4" calcext:value-type="float">
            <text:p>-7.4</text:p>
          </table:table-cell>
          <table:table-cell office:value-type="float" office:value="7.4" calcext:value-type="float">
            <text:p>7.4</text:p>
          </table:table-cell>
          <table:table-cell office:value-type="float" office:value="1657.68059405941" calcext:value-type="float">
            <text:p>1657.68059405941</text:p>
          </table:table-cell>
          <table:table-cell office:value-type="float" office:value="1672.48059405941" calcext:value-type="float">
            <text:p>1672.48059405941</text:p>
          </table:table-cell>
          <table:table-cell office:value-type="float" office:value="0.51257322375555" calcext:value-type="float">
            <text:p>0.51257322375555</text:p>
          </table:table-cell>
          <table:table-cell office:value-type="float" office:value="0.512862344801036" calcext:value-type="float">
            <text:p>0.512862344801036</text:p>
          </table:table-cell>
          <table:table-cell office:value-type="float" office:value="-0.00687295890262818" calcext:value-type="float">
            <text:p>-0.00687295890262818</text:p>
          </table:table-cell>
          <table:table-cell office:value-type="float" office:value="-0.00573223865369576" calcext:value-type="float">
            <text:p>-0.00573223865369576</text:p>
          </table:table-cell>
          <table:table-cell office:value-type="float" office:value="-4.77612183285495" calcext:value-type="float">
            <text:p>-4.77612183285495</text:p>
          </table:table-cell>
          <table:table-cell office:value-type="float" office:value="-3.98334190795988" calcext:value-type="float">
            <text:p>-3.98334190795988</text:p>
          </table:table-cell>
          <table:table-cell office:value-type="float" office:value="1653.10541049859" calcext:value-type="float">
            <text:p>1653.10541049859</text:p>
          </table:table-cell>
          <table:table-cell office:value-type="float" office:value="1668.29632250855" calcext:value-type="float">
            <text:p>1668.29632250855</text:p>
          </table:table-cell>
          <table:table-cell office:value-type="float" office:value="1664.49859450606" calcext:value-type="float">
            <text:p>1664.49859450606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office:value-type="float" office:value="-6.36" calcext:value-type="float">
            <text:p>-6.36</text:p>
          </table:table-cell>
          <table:table-cell office:value-type="float" office:value="6.36" calcext:value-type="float">
            <text:p>6.36</text:p>
          </table:table-cell>
          <table:table-cell office:value-type="float" office:value="1537.06574257426" calcext:value-type="float">
            <text:p>1537.06574257426</text:p>
          </table:table-cell>
          <table:table-cell office:value-type="float" office:value="1549.78574257426" calcext:value-type="float">
            <text:p>1549.78574257426</text:p>
          </table:table-cell>
          <table:table-cell office:value-type="float" office:value="0.51065117651556" calcext:value-type="float">
            <text:p>0.51065117651556</text:p>
          </table:table-cell>
          <table:table-cell office:value-type="float" office:value="0.510823436623811" calcext:value-type="float">
            <text:p>0.510823436623811</text:p>
          </table:table-cell>
          <table:table-cell office:value-type="float" office:value="0.0962053173697993" calcext:value-type="float">
            <text:p>0.0962053173697993</text:p>
          </table:table-cell>
          <table:table-cell office:value-type="float" office:value="0.143894278029894" calcext:value-type="float">
            <text:p>0.143894278029894</text:p>
          </table:table-cell>
          <table:table-cell office:value-type="float" office:value="67.6940997649571" calcext:value-type="float">
            <text:p>67.6940997649571</text:p>
          </table:table-cell>
          <table:table-cell office:value-type="float" office:value="102.894245479039" calcext:value-type="float">
            <text:p>102.894245479039</text:p>
          </table:table-cell>
          <table:table-cell office:value-type="float" office:value="1604.88415131643" calcext:value-type="float">
            <text:p>1604.88415131643</text:p>
          </table:table-cell>
          <table:table-cell office:value-type="float" office:value="1652.54949464471" calcext:value-type="float">
            <text:p>1652.54949464471</text:p>
          </table:table-cell>
          <table:table-cell office:value-type="float" office:value="1640.63315881264" calcext:value-type="float">
            <text:p>1640.63315881264</text:p>
          </table:table-cell>
        </table:table-row>
        <table:table-row table:style-name="ro1">
          <table:table-cell office:value-type="string" calcext:value-type="string">
            <text:p>hydur.</text:p>
          </table:table-cell>
          <table:table-cell office:value-type="float" office:value="-17.48" calcext:value-type="float">
            <text:p>-17.48</text:p>
          </table:table-cell>
          <table:table-cell office:value-type="float" office:value="17.48" calcext:value-type="float">
            <text:p>17.48</text:p>
          </table:table-cell>
          <table:table-cell office:value-type="float" office:value="1569.19148514851" calcext:value-type="float">
            <text:p>1569.19148514851</text:p>
          </table:table-cell>
          <table:table-cell office:value-type="float" office:value="1604.15148514851" calcext:value-type="float">
            <text:p>1604.15148514851</text:p>
          </table:table-cell>
          <table:table-cell office:value-type="float" office:value="0.511098084224537" calcext:value-type="float">
            <text:p>0.511098084224537</text:p>
          </table:table-cell>
          <table:table-cell office:value-type="float" office:value="0.511633562373624" calcext:value-type="float">
            <text:p>0.511633562373624</text:p>
          </table:table-cell>
          <table:table-cell office:value-type="float" office:value="0.0236228478827859" calcext:value-type="float">
            <text:p>0.0236228478827859</text:p>
          </table:table-cell>
          <table:table-cell office:value-type="float" office:value="0.0662215034043291" calcext:value-type="float">
            <text:p>0.0662215034043291</text:p>
          </table:table-cell>
          <table:table-cell office:value-type="float" office:value="16.4270658455745" calcext:value-type="float">
            <text:p>16.4270658455745</text:p>
          </table:table-cell>
          <table:table-cell office:value-type="float" office:value="46.2873357291385" calcext:value-type="float">
            <text:p>46.2873357291385</text:p>
          </table:table-cell>
          <table:table-cell office:value-type="float" office:value="1585.99149079529" calcext:value-type="float">
            <text:p>1585.99149079529</text:p>
          </table:table-cell>
          <table:table-cell office:value-type="float" office:value="1650.06014368007" calcext:value-type="float">
            <text:p>1650.06014368007</text:p>
          </table:table-cell>
          <table:table-cell office:value-type="float" office:value="1634.04298045888" calcext:value-type="float">
            <text:p>1634.04298045888</text:p>
          </table:table-cell>
        </table:table-row>
        <table:table-row table:style-name="ro1">
          <table:table-cell office:value-type="string" calcext:value-type="string">
            <text:p>Leo13</text:p>
          </table:table-cell>
          <table:table-cell office:value-type="float" office:value="-6.84" calcext:value-type="float">
            <text:p>-6.84</text:p>
          </table:table-cell>
          <table:table-cell office:value-type="float" office:value="6.84" calcext:value-type="float">
            <text:p>6.84</text:p>
          </table:table-cell>
          <table:table-cell office:value-type="float" office:value="1602.88495049505" calcext:value-type="float">
            <text:p>1602.88495049505</text:p>
          </table:table-cell>
          <table:table-cell office:value-type="float" office:value="1616.56495049505" calcext:value-type="float">
            <text:p>1616.56495049505</text:p>
          </table:table-cell>
          <table:table-cell office:value-type="float" office:value="0.511613168008149" calcext:value-type="float">
            <text:p>0.511613168008149</text:p>
          </table:table-cell>
          <table:table-cell office:value-type="float" office:value="0.511837698445421" calcext:value-type="float">
            <text:p>0.511837698445421</text:p>
          </table:table-cell>
          <table:table-cell office:value-type="float" office:value="-0.000188952925708197" calcext:value-type="float">
            <text:p>-0.000188952925708197</text:p>
          </table:table-cell>
          <table:table-cell office:value-type="float" office:value="0.00496623862361312" calcext:value-type="float">
            <text:p>0.00496623862361312</text:p>
          </table:table-cell>
          <table:table-cell office:value-type="float" office:value="-0.131297947009603" calcext:value-type="float">
            <text:p>-0.131297947009603</text:p>
          </table:table-cell>
          <table:table-cell office:value-type="float" office:value="3.45100953648387" calcext:value-type="float">
            <text:p>3.45100953648387</text:p>
          </table:table-cell>
          <table:table-cell office:value-type="float" office:value="1602.90967228221" calcext:value-type="float">
            <text:p>1602.90967228221</text:p>
          </table:table-cell>
          <table:table-cell office:value-type="float" office:value="1619.85992559568" calcext:value-type="float">
            <text:p>1619.85992559568</text:p>
          </table:table-cell>
          <table:table-cell office:value-type="float" office:value="1615.62236226732" calcext:value-type="float">
            <text:p>1615.62236226732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7.64" calcext:value-type="float">
            <text:p>-7.64</text:p>
          </table:table-cell>
          <table:table-cell office:value-type="float" office:value="7.64" calcext:value-type="float">
            <text:p>7.64</text:p>
          </table:table-cell>
          <table:table-cell office:value-type="float" office:value="1573.93841584158" calcext:value-type="float">
            <text:p>1573.93841584158</text:p>
          </table:table-cell>
          <table:table-cell office:value-type="float" office:value="1589.21841584158" calcext:value-type="float">
            <text:p>1589.21841584158</text:p>
          </table:table-cell>
          <table:table-cell office:value-type="float" office:value="0.511167597408582" calcext:value-type="float">
            <text:p>0.511167597408582</text:p>
          </table:table-cell>
          <table:table-cell office:value-type="float" office:value="0.511398007964156" calcext:value-type="float">
            <text:p>0.511398007964156</text:p>
          </table:table-cell>
          <table:table-cell office:value-type="float" office:value="0.00107971039591526" calcext:value-type="float">
            <text:p>0.00107971039591526</text:p>
          </table:table-cell>
          <table:table-cell office:value-type="float" office:value="0.00718102644462937" calcext:value-type="float">
            <text:p>0.00718102644462937</text:p>
          </table:table-cell>
          <table:table-cell office:value-type="float" office:value="0.750260793380673" calcext:value-type="float">
            <text:p>0.750260793380673</text:p>
          </table:table-cell>
          <table:table-cell office:value-type="float" office:value="4.99023138304672" calcext:value-type="float">
            <text:p>4.99023138304672</text:p>
          </table:table-cell>
          <table:table-cell office:value-type="float" office:value="1574.84878320479" calcext:value-type="float">
            <text:p>1574.84878320479</text:p>
          </table:table-cell>
          <table:table-cell office:value-type="float" office:value="1594.04850958921" calcext:value-type="float">
            <text:p>1594.04850958921</text:p>
          </table:table-cell>
          <table:table-cell office:value-type="float" office:value="1589.2485779931" calcext:value-type="float">
            <text:p>1589.2485779931</text:p>
          </table:table-cell>
        </table:table-row>
        <table:table-row table:style-name="ro1">
          <table:table-cell office:value-type="string" calcext:value-type="string">
            <text:p>Mortis</text:p>
          </table:table-cell>
          <table:table-cell office:value-type="float" office:value="-5.68" calcext:value-type="float">
            <text:p>-5.68</text:p>
          </table:table-cell>
          <table:table-cell office:value-type="float" office:value="5.68" calcext:value-type="float">
            <text:p>5.68</text:p>
          </table:table-cell>
          <table:table-cell office:value-type="float" office:value="1547.25702970297" calcext:value-type="float">
            <text:p>1547.25702970297</text:p>
          </table:table-cell>
          <table:table-cell office:value-type="float" office:value="1558.61702970297" calcext:value-type="float">
            <text:p>1558.61702970297</text:p>
          </table:table-cell>
          <table:table-cell office:value-type="float" office:value="0.510788722233044" calcext:value-type="float">
            <text:p>0.510788722233044</text:p>
          </table:table-cell>
          <table:table-cell office:value-type="float" office:value="0.510946578233882" calcext:value-type="float">
            <text:p>0.510946578233882</text:p>
          </table:table-cell>
          <table:table-cell office:value-type="float" office:value="-0.00266632345681239" calcext:value-type="float">
            <text:p>-0.00266632345681239</text:p>
          </table:table-cell>
          <table:table-cell office:value-type="float" office:value="0.00292698849014794" calcext:value-type="float">
            <text:p>0.00292698849014794</text:p>
          </table:table-cell>
          <table:table-cell office:value-type="float" office:value="-1.85276886542582" calcext:value-type="float">
            <text:p>-1.85276886542582</text:p>
          </table:table-cell>
          <table:table-cell office:value-type="float" office:value="2.03390315330448" calcext:value-type="float">
            <text:p>2.03390315330448</text:p>
          </table:table-cell>
          <table:table-cell office:value-type="float" office:value="1545.51395336001" calcext:value-type="float">
            <text:p>1545.51395336001</text:p>
          </table:table-cell>
          <table:table-cell office:value-type="float" office:value="1560.54123971212" calcext:value-type="float">
            <text:p>1560.54123971212</text:p>
          </table:table-cell>
          <table:table-cell office:value-type="float" office:value="1556.7844181241" calcext:value-type="float">
            <text:p>1556.7844181241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11.12" calcext:value-type="float">
            <text:p>-11.12</text:p>
          </table:table-cell>
          <table:table-cell office:value-type="float" office:value="11.12" calcext:value-type="float">
            <text:p>11.12</text:p>
          </table:table-cell>
          <table:table-cell office:value-type="float" office:value="1385.89801980198" calcext:value-type="float">
            <text:p>1385.89801980198</text:p>
          </table:table-cell>
          <table:table-cell office:value-type="float" office:value="1408.13801980198" calcext:value-type="float">
            <text:p>1408.13801980198</text:p>
          </table:table-cell>
          <table:table-cell office:value-type="float" office:value="0.508911721714824" calcext:value-type="float">
            <text:p>0.508911721714824</text:p>
          </table:table-cell>
          <table:table-cell office:value-type="float" office:value="0.509146598347254" calcext:value-type="float">
            <text:p>0.509146598347254</text:p>
          </table:table-cell>
          <table:table-cell office:value-type="float" office:value="0.0335363284820145" calcext:value-type="float">
            <text:p>0.0335363284820145</text:p>
          </table:table-cell>
          <table:table-cell office:value-type="float" office:value="0.0785008656977635" calcext:value-type="float">
            <text:p>0.0785008656977635</text:p>
          </table:table-cell>
          <table:table-cell office:value-type="float" office:value="23.3384678396384" calcext:value-type="float">
            <text:p>23.3384678396384</text:p>
          </table:table-cell>
          <table:table-cell office:value-type="float" office:value="55.0029304816816" calcext:value-type="float">
            <text:p>55.0029304816816</text:p>
          </table:table-cell>
          <table:table-cell office:value-type="float" office:value="1409.40043939662" calcext:value-type="float">
            <text:p>1409.40043939662</text:p>
          </table:table-cell>
          <table:table-cell office:value-type="float" office:value="1462.9736292229" calcext:value-type="float">
            <text:p>1462.9736292229</text:p>
          </table:table-cell>
          <table:table-cell office:value-type="float" office:value="1449.58033176633" calcext:value-type="float">
            <text:p>1449.58033176633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-5.68" calcext:value-type="float">
            <text:p>-5.68</text:p>
          </table:table-cell>
          <table:table-cell office:value-type="float" office:value="5.68" calcext:value-type="float">
            <text:p>5.68</text:p>
          </table:table-cell>
          <table:table-cell office:value-type="float" office:value="1442.21168316832" calcext:value-type="float">
            <text:p>1442.21168316832</text:p>
          </table:table-cell>
          <table:table-cell office:value-type="float" office:value="1453.57168316832" calcext:value-type="float">
            <text:p>1453.57168316832</text:p>
          </table:table-cell>
          <table:table-cell office:value-type="float" office:value="0.509513991994793" calcext:value-type="float">
            <text:p>0.509513991994793</text:p>
          </table:table-cell>
          <table:table-cell office:value-type="float" office:value="0.509639761872509" calcext:value-type="float">
            <text:p>0.509639761872509</text:p>
          </table:table-cell>
          <table:table-cell office:value-type="float" office:value="-0.0079534212316994" calcext:value-type="float">
            <text:p>-0.0079534212316994</text:p>
          </table:table-cell>
          <table:table-cell office:value-type="float" office:value="-0.00417298952971479" calcext:value-type="float">
            <text:p>-0.00417298952971479</text:p>
          </table:table-cell>
          <table:table-cell office:value-type="float" office:value="-5.5270693236422" calcext:value-type="float">
            <text:p>-5.5270693236422</text:p>
          </table:table-cell>
          <table:table-cell office:value-type="float" office:value="-2.89975745041222" calcext:value-type="float">
            <text:p>-2.89975745041222</text:p>
          </table:table-cell>
          <table:table-cell office:value-type="float" office:value="1436.77202947753" calcext:value-type="float">
            <text:p>1436.77202947753</text:p>
          </table:table-cell>
          <table:table-cell office:value-type="float" office:value="1450.58452558248" calcext:value-type="float">
            <text:p>1450.58452558248</text:p>
          </table:table-cell>
          <table:table-cell office:value-type="float" office:value="1447.13140155624" calcext:value-type="float">
            <text:p>1447.13140155624</text:p>
          </table:table-cell>
        </table:table-row>
        <table:table-row table:style-name="ro1">
          <table:table-cell office:value-type="string" calcext:value-type="string">
            <text:p>Flying Mouse -AOE-</text:p>
          </table:table-cell>
          <table:table-cell office:value-type="float" office:value="-8.2" calcext:value-type="float">
            <text:p>-8.2</text:p>
          </table:table-cell>
          <table:table-cell office:value-type="float" office:value="8.2" calcext:value-type="float">
            <text:p>8.2</text:p>
          </table:table-cell>
          <table:table-cell office:value-type="float" office:value="1369.36613861386" calcext:value-type="float">
            <text:p>1369.36613861386</text:p>
          </table:table-cell>
          <table:table-cell office:value-type="float" office:value="1385.76613861386" calcext:value-type="float">
            <text:p>1385.76613861386</text:p>
          </table:table-cell>
          <table:table-cell office:value-type="float" office:value="0.508737971491257" calcext:value-type="float">
            <text:p>0.508737971491257</text:p>
          </table:table-cell>
          <table:table-cell office:value-type="float" office:value="0.508910334535034" calcext:value-type="float">
            <text:p>0.508910334535034</text:p>
          </table:table-cell>
          <table:table-cell office:value-type="float" office:value="0.00501371609787704" calcext:value-type="float">
            <text:p>0.00501371609787704</text:p>
          </table:table-cell>
          <table:table-cell office:value-type="float" office:value="0.0265184387651537" calcext:value-type="float">
            <text:p>0.0265184387651537</text:p>
          </table:table-cell>
          <table:table-cell office:value-type="float" office:value="3.48400355083594" calcext:value-type="float">
            <text:p>3.48400355083594</text:p>
          </table:table-cell>
          <table:table-cell office:value-type="float" office:value="18.4442055562906" calcext:value-type="float">
            <text:p>18.4442055562906</text:p>
          </table:table-cell>
          <table:table-cell office:value-type="float" office:value="1372.96992473764" calcext:value-type="float">
            <text:p>1372.96992473764</text:p>
          </table:table-cell>
          <table:table-cell office:value-type="float" office:value="1404.09023840447" calcext:value-type="float">
            <text:p>1404.09023840447</text:p>
          </table:table-cell>
          <table:table-cell office:value-type="float" office:value="1396.31015998776" calcext:value-type="float">
            <text:p>1396.31015998776</text:p>
          </table:table-cell>
        </table:table-row>
        <table:table-row table:style-name="ro1">
          <table:table-cell office:value-type="string" calcext:value-type="string">
            <text:p>ALIKOG </text:p>
          </table:table-cell>
          <table:table-cell office:value-type="float" office:value="-6.8" calcext:value-type="float">
            <text:p>-6.8</text:p>
          </table:table-cell>
          <table:table-cell office:value-type="float" office:value="6.8" calcext:value-type="float">
            <text:p>6.8</text:p>
          </table:table-cell>
          <table:table-cell office:value-type="float" office:value="1372.39227722772" calcext:value-type="float">
            <text:p>1372.39227722772</text:p>
          </table:table-cell>
          <table:table-cell office:value-type="float" office:value="1385.99227722772" calcext:value-type="float">
            <text:p>1385.99227722772</text:p>
          </table:table-cell>
          <table:table-cell office:value-type="float" office:value="0.508769774935611" calcext:value-type="float">
            <text:p>0.508769774935611</text:p>
          </table:table-cell>
          <table:table-cell office:value-type="float" office:value="0.508912713176267" calcext:value-type="float">
            <text:p>0.508912713176267</text:p>
          </table:table-cell>
          <table:table-cell office:value-type="float" office:value="-0.0000369735312967245" calcext:value-type="float">
            <text:p>-3.69735312967245E-05</text:p>
          </table:table-cell>
          <table:table-cell office:value-type="float" office:value="0.00554740568112944" calcext:value-type="float">
            <text:p>0.00554740568112944</text:p>
          </table:table-cell>
          <table:table-cell office:value-type="float" office:value="-0.0256918410366719" calcext:value-type="float">
            <text:p>-0.0256918410366719</text:p>
          </table:table-cell>
          <table:table-cell office:value-type="float" office:value="3.85489045947532" calcext:value-type="float">
            <text:p>3.85489045947532</text:p>
          </table:table-cell>
          <table:table-cell office:value-type="float" office:value="1372.46590905051" calcext:value-type="float">
            <text:p>1372.46590905051</text:p>
          </table:table-cell>
          <table:table-cell office:value-type="float" office:value="1389.74783210919" calcext:value-type="float">
            <text:p>1389.74783210919</text:p>
          </table:table-cell>
          <table:table-cell office:value-type="float" office:value="1385.42735134452" calcext:value-type="float">
            <text:p>1385.42735134452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float" office:value="-16.96" calcext:value-type="float">
            <text:p>-16.96</text:p>
          </table:table-cell>
          <table:table-cell office:value-type="float" office:value="16.96" calcext:value-type="float">
            <text:p>16.96</text:p>
          </table:table-cell>
          <table:table-cell office:value-type="float" office:value="1241.44415841584" calcext:value-type="float">
            <text:p>1241.44415841584</text:p>
          </table:table-cell>
          <table:table-cell office:value-type="float" office:value="1275.36415841584" calcext:value-type="float">
            <text:p>1275.36415841584</text:p>
          </table:table-cell>
          <table:table-cell office:value-type="float" office:value="0.50730722512785" calcext:value-type="float">
            <text:p>0.50730722512785</text:p>
          </table:table-cell>
          <table:table-cell office:value-type="float" office:value="0.507714145972988" calcext:value-type="float">
            <text:p>0.507714145972988</text:p>
          </table:table-cell>
          <table:table-cell office:value-type="float" office:value="-0.0846372228960651" calcext:value-type="float">
            <text:p>-0.0846372228960651</text:p>
          </table:table-cell>
          <table:table-cell office:value-type="float" office:value="0.0801927748721497" calcext:value-type="float">
            <text:p>0.0801927748721497</text:p>
          </table:table-cell>
          <table:table-cell office:value-type="float" office:value="-59.3835552986053" calcext:value-type="float">
            <text:p>-59.3835552986053</text:p>
          </table:table-cell>
          <table:table-cell office:value-type="float" office:value="56.2089629871941" calcext:value-type="float">
            <text:p>56.2089629871941</text:p>
          </table:table-cell>
          <table:table-cell office:value-type="float" office:value="1182.35166056365" calcext:value-type="float">
            <text:p>1182.35166056365</text:p>
          </table:table-cell>
          <table:table-cell office:value-type="float" office:value="1331.28293708703" calcext:value-type="float">
            <text:p>1331.28293708703</text:p>
          </table:table-cell>
          <table:table-cell office:value-type="float" office:value="1294.05011795618" calcext:value-type="float">
            <text:p>1294.05011795618</text:p>
          </table:table-cell>
        </table:table-row>
        <table:table-row table:style-name="ro1">
          <table:table-cell office:value-type="string" calcext:value-type="string">
            <text:p>0BackInBlack0</text:p>
          </table:table-cell>
          <table:table-cell office:value-type="float" office:value="-9.48" calcext:value-type="float">
            <text:p>-9.48</text:p>
          </table:table-cell>
          <table:table-cell office:value-type="float" office:value="9.48" calcext:value-type="float">
            <text:p>9.48</text:p>
          </table:table-cell>
          <table:table-cell office:value-type="float" office:value="1100.58415841584" calcext:value-type="float">
            <text:p>1100.58415841584</text:p>
          </table:table-cell>
          <table:table-cell office:value-type="float" office:value="1119.54415841584" calcext:value-type="float">
            <text:p>1119.54415841584</text:p>
          </table:table-cell>
          <table:table-cell office:value-type="float" office:value="0.505167173354192" calcext:value-type="float">
            <text:p>0.505167173354192</text:p>
          </table:table-cell>
          <table:table-cell office:value-type="float" office:value="0.505510423643156" calcext:value-type="float">
            <text:p>0.505510423643156</text:p>
          </table:table-cell>
          <table:table-cell office:value-type="float" office:value="0.004274312168977" calcext:value-type="float">
            <text:p>0.004274312168977</text:p>
          </table:table-cell>
          <table:table-cell office:value-type="float" office:value="0.0129675416717144" calcext:value-type="float">
            <text:p>0.0129675416717144</text:p>
          </table:table-cell>
          <table:table-cell office:value-type="float" office:value="2.97016865597654" calcext:value-type="float">
            <text:p>2.97016865597654</text:p>
          </table:table-cell>
          <table:table-cell office:value-type="float" office:value="9.01279198331568" calcext:value-type="float">
            <text:p>9.01279198331568</text:p>
          </table:table-cell>
          <table:table-cell office:value-type="float" office:value="1103.79286067121" calcext:value-type="float">
            <text:p>1103.79286067121</text:p>
          </table:table-cell>
          <table:table-cell office:value-type="float" office:value="1128.31827934383" calcext:value-type="float">
            <text:p>1128.31827934383</text:p>
          </table:table-cell>
          <table:table-cell office:value-type="float" office:value="1122.18692467567" calcext:value-type="float">
            <text:p>1122.18692467567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18.92" calcext:value-type="float">
            <text:p>-18.92</text:p>
          </table:table-cell>
          <table:table-cell office:value-type="float" office:value="18.92" calcext:value-type="float">
            <text:p>18.92</text:p>
          </table:table-cell>
          <table:table-cell office:value-type="float" office:value="1013.41207920792" calcext:value-type="float">
            <text:p>1013.41207920792</text:p>
          </table:table-cell>
          <table:table-cell office:value-type="float" office:value="1051.25207920792" calcext:value-type="float">
            <text:p>1051.25207920792</text:p>
          </table:table-cell>
          <table:table-cell office:value-type="float" office:value="0.503292329799953" calcext:value-type="float">
            <text:p>0.503292329799953</text:p>
          </table:table-cell>
          <table:table-cell office:value-type="float" office:value="0.504170608685219" calcext:value-type="float">
            <text:p>0.504170608685219</text:p>
          </table:table-cell>
          <table:table-cell office:value-type="float" office:value="-0.144170608685219" calcext:value-type="float">
            <text:p>-0.144170608685219</text:p>
          </table:table-cell>
          <table:table-cell office:value-type="float" office:value="0.0934818637484341" calcext:value-type="float">
            <text:p>0.0934818637484341</text:p>
          </table:table-cell>
          <table:table-cell office:value-type="float" office:value="-103.103635134727" calcext:value-type="float">
            <text:p>-103.103635134727</text:p>
          </table:table-cell>
          <table:table-cell office:value-type="float" office:value="65.7310104167844" calcext:value-type="float">
            <text:p>65.7310104167844</text:p>
          </table:table-cell>
          <table:table-cell office:value-type="float" office:value="910.973709121403" calcext:value-type="float">
            <text:p>910.973709121403</text:p>
          </table:table-cell>
          <table:table-cell office:value-type="float" office:value="1116.3509076956" calcext:value-type="float">
            <text:p>1116.3509076956</text:p>
          </table:table-cell>
          <table:table-cell office:value-type="float" office:value="1065.00660805205" calcext:value-type="float">
            <text:p>1065.00660805205</text:p>
          </table:table-cell>
        </table:table-row>
        <table:table-row table:style-name="ro1">
          <table:table-cell office:value-type="string" calcext:value-type="string">
            <text:p>redneal314</text:p>
          </table:table-cell>
          <table:table-cell office:value-type="float" office:value="-22.28" calcext:value-type="float">
            <text:p>-22.28</text:p>
          </table:table-cell>
          <table:table-cell office:value-type="float" office:value="22.28" calcext:value-type="float">
            <text:p>22.28</text:p>
          </table:table-cell>
          <table:table-cell office:value-type="float" office:value="949.767128712871" calcext:value-type="float">
            <text:p>949.767128712871</text:p>
          </table:table-cell>
          <table:table-cell office:value-type="float" office:value="994.327128712871" calcext:value-type="float">
            <text:p>994.327128712871</text:p>
          </table:table-cell>
          <table:table-cell office:value-type="float" office:value="0.501557171995628" calcext:value-type="float">
            <text:p>0.501557171995628</text:p>
          </table:table-cell>
          <table:table-cell office:value-type="float" office:value="0.502807714506396" calcext:value-type="float">
            <text:p>0.502807714506396</text:p>
          </table:table-cell>
          <table:table-cell office:value-type="float" office:value="-0.0110044358178717" calcext:value-type="float">
            <text:p>-0.0110044358178717</text:p>
          </table:table-cell>
          <table:table-cell office:value-type="float" office:value="0.116089886827902" calcext:value-type="float">
            <text:p>0.116089886827902</text:p>
          </table:table-cell>
          <table:table-cell office:value-type="float" office:value="-7.64790021956454" calcext:value-type="float">
            <text:p>-7.64790021956454</text:p>
          </table:table-cell>
          <table:table-cell office:value-type="float" office:value="82.1658108700225" calcext:value-type="float">
            <text:p>82.1658108700225</text:p>
          </table:table-cell>
          <table:table-cell office:value-type="float" office:value="942.988569492352" calcext:value-type="float">
            <text:p>942.988569492352</text:p>
          </table:table-cell>
          <table:table-cell office:value-type="float" office:value="1075.57502206808" calcext:value-type="float">
            <text:p>1075.57502206808</text:p>
          </table:table-cell>
          <table:table-cell office:value-type="float" office:value="1042.42840892415" calcext:value-type="float">
            <text:p>1042.42840892415</text:p>
          </table:table-cell>
        </table:table-row>
        <table:table-row table:style-name="ro1">
          <table:table-cell office:value-type="string" calcext:value-type="string">
            <text:p>Jasuni</text:p>
          </table:table-cell>
          <table:table-cell office:value-type="float" office:value="-11.2" calcext:value-type="float">
            <text:p>-11.2</text:p>
          </table:table-cell>
          <table:table-cell office:value-type="float" office:value="11.2" calcext:value-type="float">
            <text:p>11.2</text:p>
          </table:table-cell>
          <table:table-cell office:value-type="float" office:value="935.144155844156" calcext:value-type="float">
            <text:p>935.144155844156</text:p>
          </table:table-cell>
          <table:table-cell office:value-type="float" office:value="957.544155844156" calcext:value-type="float">
            <text:p>957.544155844156</text:p>
          </table:table-cell>
          <table:table-cell office:value-type="float" office:value="0.501108028306303" calcext:value-type="float">
            <text:p>0.501108028306303</text:p>
          </table:table-cell>
          <table:table-cell office:value-type="float" office:value="0.50178801050189" calcext:value-type="float">
            <text:p>0.50178801050189</text:p>
          </table:table-cell>
          <table:table-cell office:value-type="float" office:value="-0.0337029041189116" calcext:value-type="float">
            <text:p>-0.0337029041189116</text:p>
          </table:table-cell>
          <table:table-cell office:value-type="float" office:value="0.0271938584861494" calcext:value-type="float">
            <text:p>0.0271938584861494</text:p>
          </table:table-cell>
          <table:table-cell office:value-type="float" office:value="-23.4547421380165" calcext:value-type="float">
            <text:p>-23.4547421380165</text:p>
          </table:table-cell>
          <table:table-cell office:value-type="float" office:value="18.9148932603142" calcext:value-type="float">
            <text:p>18.9148932603142</text:p>
          </table:table-cell>
          <table:table-cell office:value-type="float" office:value="912.164026942668" calcext:value-type="float">
            <text:p>912.164026942668</text:p>
          </table:table-cell>
          <table:table-cell office:value-type="float" office:value="975.985182126911" calcext:value-type="float">
            <text:p>975.985182126911</text:p>
          </table:table-cell>
          <table:table-cell office:value-type="float" office:value="960.029893330851" calcext:value-type="float">
            <text:p>960.029893330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4" number:min-decimal-places="14" number:min-integer-digits="1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8" number:min-decimal-places="18" number:min-integer-digits="1"/>
    </number:number-style>
    <number:number-style style:name="N148">
      <number:number number:decimal-places="19" number:min-decimal-places="1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16:35:17.5799356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1T16:58:41.701653990</dc:date>
    <meta:editing-duration>PT1H41M15S</meta:editing-duration>
    <meta:editing-cycles>24</meta:editing-cycles>
    <meta:generator>LibreOffice/24.2.7.2$Linux_X86_64 LibreOffice_project/420$Build-2</meta:generator>
    <meta:document-statistic meta:table-count="5" meta:cell-count="1365" meta:object-count="0"/>
  </office:meta>
</office:document-meta>
</file>